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/>
    <style:style style:name="ce2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8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anon</text:p>
          </table:table-cell>
          <table:table-cell office:value-type="string" calcext:value-type="string">
            <text:p>kernel_stack</text:p>
          </table:table-cell>
          <table:table-cell office:value-type="string" calcext:value-type="string">
            <text:p>slab</text:p>
          </table:table-cell>
          <table:table-cell office:value-type="string" calcext:value-type="string">
            <text:p>sock</text:p>
          </table:table-cell>
          <table:table-cell office:value-type="string" calcext:value-type="string">
            <text:p>anon_thp</text:p>
          </table:table-cell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2023-01-07 15:44:15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29984" calcext:value-type="float">
            <text:p>0,5029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7656" calcext:value-type="float">
            <text:p>39,47656</text:p>
          </table:table-cell>
          <table:table-cell/>
          <table:table-cell table:formula="of:=SUM([.B2:.G2])" office:value-type="float" office:value="40.2256522" calcext:value-type="float">
            <text:p>40,2256522</text:p>
          </table:table-cell>
        </table:table-row>
        <table:table-row table:style-name="ro1">
          <table:table-cell office:value-type="string" calcext:value-type="string">
            <text:p>2023-01-07 15:44:14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29984" calcext:value-type="float">
            <text:p>0,5029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7656" calcext:value-type="float">
            <text:p>39,47656</text:p>
          </table:table-cell>
          <table:table-cell/>
          <table:table-cell table:formula="of:=SUM([.B3:.G3])" office:value-type="float" office:value="40.2256522" calcext:value-type="float">
            <text:p>40,2256522</text:p>
          </table:table-cell>
        </table:table-row>
        <table:table-row table:style-name="ro1">
          <table:table-cell office:value-type="string" calcext:value-type="string">
            <text:p>2023-01-07 15:44:13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29984" calcext:value-type="float">
            <text:p>0,5029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7656" calcext:value-type="float">
            <text:p>39,47656</text:p>
          </table:table-cell>
          <table:table-cell/>
          <table:table-cell table:formula="of:=SUM([.B4:.G4])" office:value-type="float" office:value="40.2256522" calcext:value-type="float">
            <text:p>40,2256522</text:p>
          </table:table-cell>
        </table:table-row>
        <table:table-row table:style-name="ro1">
          <table:table-cell office:value-type="string" calcext:value-type="string">
            <text:p>2023-01-07 15:44:12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29984" calcext:value-type="float">
            <text:p>0,5029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7656" calcext:value-type="float">
            <text:p>39,47656</text:p>
          </table:table-cell>
          <table:table-cell/>
          <table:table-cell table:formula="of:=SUM([.B5:.G5])" office:value-type="float" office:value="40.2256522" calcext:value-type="float">
            <text:p>40,2256522</text:p>
          </table:table-cell>
        </table:table-row>
        <table:table-row table:style-name="ro1">
          <table:table-cell office:value-type="string" calcext:value-type="string">
            <text:p>2023-01-07 15:44:11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29984" calcext:value-type="float">
            <text:p>0,5029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7656" calcext:value-type="float">
            <text:p>39,47656</text:p>
          </table:table-cell>
          <table:table-cell/>
          <table:table-cell table:formula="of:=SUM([.B6:.G6])" office:value-type="float" office:value="40.2256522" calcext:value-type="float">
            <text:p>40,2256522</text:p>
          </table:table-cell>
        </table:table-row>
        <table:table-row table:style-name="ro1">
          <table:table-cell office:value-type="string" calcext:value-type="string">
            <text:p>2023-01-07 15:44:10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29984" calcext:value-type="float">
            <text:p>0,5029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7656" calcext:value-type="float">
            <text:p>39,47656</text:p>
          </table:table-cell>
          <table:table-cell/>
          <table:table-cell table:formula="of:=SUM([.B7:.G7])" office:value-type="float" office:value="40.2256522" calcext:value-type="float">
            <text:p>40,2256522</text:p>
          </table:table-cell>
        </table:table-row>
        <table:table-row table:style-name="ro1">
          <table:table-cell office:value-type="string" calcext:value-type="string">
            <text:p>2023-01-07 15:44:09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29984" calcext:value-type="float">
            <text:p>0,5029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7656" calcext:value-type="float">
            <text:p>39,47656</text:p>
          </table:table-cell>
          <table:table-cell/>
          <table:table-cell table:formula="of:=SUM([.B8:.G8])" office:value-type="float" office:value="40.2256522" calcext:value-type="float">
            <text:p>40,2256522</text:p>
          </table:table-cell>
        </table:table-row>
        <table:table-row table:style-name="ro1">
          <table:table-cell office:value-type="string" calcext:value-type="string">
            <text:p>2023-01-07 15:44:08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29984" calcext:value-type="float">
            <text:p>0,5029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7656" calcext:value-type="float">
            <text:p>39,47656</text:p>
          </table:table-cell>
          <table:table-cell/>
          <table:table-cell table:formula="of:=SUM([.B9:.G9])" office:value-type="float" office:value="40.2256522" calcext:value-type="float">
            <text:p>40,2256522</text:p>
          </table:table-cell>
        </table:table-row>
        <table:table-row table:style-name="ro1">
          <table:table-cell office:value-type="string" calcext:value-type="string">
            <text:p>2023-01-07 15:44:07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29984" calcext:value-type="float">
            <text:p>0,5029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7656" calcext:value-type="float">
            <text:p>39,47656</text:p>
          </table:table-cell>
          <table:table-cell/>
          <table:table-cell table:formula="of:=SUM([.B10:.G10])" office:value-type="float" office:value="40.2256522" calcext:value-type="float">
            <text:p>40,2256522</text:p>
          </table:table-cell>
        </table:table-row>
        <table:table-row table:style-name="ro1">
          <table:table-cell office:value-type="string" calcext:value-type="string">
            <text:p>2023-01-07 15:44:06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29984" calcext:value-type="float">
            <text:p>0,5029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7656" calcext:value-type="float">
            <text:p>39,47656</text:p>
          </table:table-cell>
          <table:table-cell/>
          <table:table-cell table:formula="of:=SUM([.B11:.G11])" office:value-type="float" office:value="40.2256522" calcext:value-type="float">
            <text:p>40,2256522</text:p>
          </table:table-cell>
        </table:table-row>
        <table:table-row table:style-name="ro1">
          <table:table-cell office:value-type="string" calcext:value-type="string">
            <text:p>2023-01-07 15:44:05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29984" calcext:value-type="float">
            <text:p>0,5029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7656" calcext:value-type="float">
            <text:p>39,47656</text:p>
          </table:table-cell>
          <table:table-cell/>
          <table:table-cell table:formula="of:=SUM([.B12:.G12])" office:value-type="float" office:value="40.2256522" calcext:value-type="float">
            <text:p>40,2256522</text:p>
          </table:table-cell>
        </table:table-row>
        <table:table-row table:style-name="ro1">
          <table:table-cell office:value-type="string" calcext:value-type="string">
            <text:p>2023-01-07 15:44:04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29984" calcext:value-type="float">
            <text:p>0,5029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7656" calcext:value-type="float">
            <text:p>39,47656</text:p>
          </table:table-cell>
          <table:table-cell/>
          <table:table-cell table:formula="of:=SUM([.B13:.G13])" office:value-type="float" office:value="40.2256522" calcext:value-type="float">
            <text:p>40,2256522</text:p>
          </table:table-cell>
        </table:table-row>
        <table:table-row table:style-name="ro1">
          <table:table-cell office:value-type="string" calcext:value-type="string">
            <text:p>2023-01-07 15:44:03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29984" calcext:value-type="float">
            <text:p>0,5029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7656" calcext:value-type="float">
            <text:p>39,47656</text:p>
          </table:table-cell>
          <table:table-cell/>
          <table:table-cell table:formula="of:=SUM([.B14:.G14])" office:value-type="float" office:value="40.2256522" calcext:value-type="float">
            <text:p>40,2256522</text:p>
          </table:table-cell>
        </table:table-row>
        <table:table-row table:style-name="ro1">
          <table:table-cell office:value-type="string" calcext:value-type="string">
            <text:p>2023-01-07 15:44:02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29984" calcext:value-type="float">
            <text:p>0,5029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7656" calcext:value-type="float">
            <text:p>39,47656</text:p>
          </table:table-cell>
          <table:table-cell/>
          <table:table-cell table:formula="of:=SUM([.B15:.G15])" office:value-type="float" office:value="40.2256522" calcext:value-type="float">
            <text:p>40,2256522</text:p>
          </table:table-cell>
        </table:table-row>
        <table:table-row table:style-name="ro1">
          <table:table-cell office:value-type="string" calcext:value-type="string">
            <text:p>2023-01-07 15:44:01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29984" calcext:value-type="float">
            <text:p>0,5029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7656" calcext:value-type="float">
            <text:p>39,47656</text:p>
          </table:table-cell>
          <table:table-cell/>
          <table:table-cell table:formula="of:=SUM([.B16:.G16])" office:value-type="float" office:value="40.2256522" calcext:value-type="float">
            <text:p>40,2256522</text:p>
          </table:table-cell>
        </table:table-row>
        <table:table-row table:style-name="ro1">
          <table:table-cell office:value-type="string" calcext:value-type="string">
            <text:p>2023-01-07 15:44:00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29984" calcext:value-type="float">
            <text:p>0,5029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7656" calcext:value-type="float">
            <text:p>39,47656</text:p>
          </table:table-cell>
          <table:table-cell/>
          <table:table-cell table:formula="of:=SUM([.B17:.G17])" office:value-type="float" office:value="40.2256522" calcext:value-type="float">
            <text:p>40,2256522</text:p>
          </table:table-cell>
        </table:table-row>
        <table:table-row table:style-name="ro1">
          <table:table-cell office:value-type="string" calcext:value-type="string">
            <text:p>2023-01-07 15:43:59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29984" calcext:value-type="float">
            <text:p>0,5029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7656" calcext:value-type="float">
            <text:p>39,47656</text:p>
          </table:table-cell>
          <table:table-cell/>
          <table:table-cell table:formula="of:=SUM([.B18:.G18])" office:value-type="float" office:value="40.2256522" calcext:value-type="float">
            <text:p>40,2256522</text:p>
          </table:table-cell>
        </table:table-row>
        <table:table-row table:style-name="ro1">
          <table:table-cell office:value-type="string" calcext:value-type="string">
            <text:p>2023-01-07 15:43:58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29984" calcext:value-type="float">
            <text:p>0,5029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7656" calcext:value-type="float">
            <text:p>39,47656</text:p>
          </table:table-cell>
          <table:table-cell/>
          <table:table-cell table:formula="of:=SUM([.B19:.G19])" office:value-type="float" office:value="40.2256522" calcext:value-type="float">
            <text:p>40,2256522</text:p>
          </table:table-cell>
        </table:table-row>
        <table:table-row table:style-name="ro1">
          <table:table-cell office:value-type="string" calcext:value-type="string">
            <text:p>2023-01-07 15:43:57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29984" calcext:value-type="float">
            <text:p>0,5029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7656" calcext:value-type="float">
            <text:p>39,47656</text:p>
          </table:table-cell>
          <table:table-cell/>
          <table:table-cell table:formula="of:=SUM([.B20:.G20])" office:value-type="float" office:value="40.2256522" calcext:value-type="float">
            <text:p>40,2256522</text:p>
          </table:table-cell>
        </table:table-row>
        <table:table-row table:style-name="ro1">
          <table:table-cell office:value-type="string" calcext:value-type="string">
            <text:p>2023-01-07 15:43:56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29984" calcext:value-type="float">
            <text:p>0,5029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7656" calcext:value-type="float">
            <text:p>39,47656</text:p>
          </table:table-cell>
          <table:table-cell/>
          <table:table-cell table:formula="of:=SUM([.B21:.G21])" office:value-type="float" office:value="40.2256522" calcext:value-type="float">
            <text:p>40,2256522</text:p>
          </table:table-cell>
        </table:table-row>
        <table:table-row table:style-name="ro1">
          <table:table-cell office:value-type="string" calcext:value-type="string">
            <text:p>2023-01-07 15:43:55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29984" calcext:value-type="float">
            <text:p>0,5029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7656" calcext:value-type="float">
            <text:p>39,47656</text:p>
          </table:table-cell>
          <table:table-cell/>
          <table:table-cell table:formula="of:=SUM([.B22:.G22])" office:value-type="float" office:value="40.2256522" calcext:value-type="float">
            <text:p>40,2256522</text:p>
          </table:table-cell>
        </table:table-row>
        <table:table-row table:style-name="ro1">
          <table:table-cell office:value-type="string" calcext:value-type="string">
            <text:p>2023-01-07 15:43:54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29984" calcext:value-type="float">
            <text:p>0,5029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7656" calcext:value-type="float">
            <text:p>39,47656</text:p>
          </table:table-cell>
          <table:table-cell/>
          <table:table-cell table:formula="of:=SUM([.B23:.G23])" office:value-type="float" office:value="40.2256522" calcext:value-type="float">
            <text:p>40,2256522</text:p>
          </table:table-cell>
        </table:table-row>
        <table:table-row table:style-name="ro1">
          <table:table-cell office:value-type="string" calcext:value-type="string">
            <text:p>2023-01-07 15:43:53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29984" calcext:value-type="float">
            <text:p>0,5029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7656" calcext:value-type="float">
            <text:p>39,47656</text:p>
          </table:table-cell>
          <table:table-cell/>
          <table:table-cell table:formula="of:=SUM([.B24:.G24])" office:value-type="float" office:value="40.2256522" calcext:value-type="float">
            <text:p>40,2256522</text:p>
          </table:table-cell>
        </table:table-row>
        <table:table-row table:style-name="ro1">
          <table:table-cell office:value-type="string" calcext:value-type="string">
            <text:p>2023-01-07 15:43:52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29984" calcext:value-type="float">
            <text:p>0,5029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7656" calcext:value-type="float">
            <text:p>39,47656</text:p>
          </table:table-cell>
          <table:table-cell/>
          <table:table-cell table:formula="of:=SUM([.B25:.G25])" office:value-type="float" office:value="40.2256522" calcext:value-type="float">
            <text:p>40,2256522</text:p>
          </table:table-cell>
        </table:table-row>
        <table:table-row table:style-name="ro1">
          <table:table-cell office:value-type="string" calcext:value-type="string">
            <text:p>2023-01-07 15:43:51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29984" calcext:value-type="float">
            <text:p>0,5029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7656" calcext:value-type="float">
            <text:p>39,47656</text:p>
          </table:table-cell>
          <table:table-cell/>
          <table:table-cell table:formula="of:=SUM([.B26:.G26])" office:value-type="float" office:value="40.2256522" calcext:value-type="float">
            <text:p>40,2256522</text:p>
          </table:table-cell>
        </table:table-row>
        <table:table-row table:style-name="ro1">
          <table:table-cell office:value-type="string" calcext:value-type="string">
            <text:p>2023-01-07 15:43:50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29984" calcext:value-type="float">
            <text:p>0,5029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7656" calcext:value-type="float">
            <text:p>39,47656</text:p>
          </table:table-cell>
          <table:table-cell/>
          <table:table-cell table:formula="of:=SUM([.B27:.G27])" office:value-type="float" office:value="40.2256522" calcext:value-type="float">
            <text:p>40,2256522</text:p>
          </table:table-cell>
        </table:table-row>
        <table:table-row table:style-name="ro1">
          <table:table-cell office:value-type="string" calcext:value-type="string">
            <text:p>2023-01-07 15:43:49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29984" calcext:value-type="float">
            <text:p>0,5029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7656" calcext:value-type="float">
            <text:p>39,47656</text:p>
          </table:table-cell>
          <table:table-cell/>
          <table:table-cell table:formula="of:=SUM([.B28:.G28])" office:value-type="float" office:value="40.2256522" calcext:value-type="float">
            <text:p>40,2256522</text:p>
          </table:table-cell>
        </table:table-row>
        <table:table-row table:style-name="ro1">
          <table:table-cell office:value-type="string" calcext:value-type="string">
            <text:p>2023-01-07 15:43:48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29984" calcext:value-type="float">
            <text:p>0,5029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7656" calcext:value-type="float">
            <text:p>39,47656</text:p>
          </table:table-cell>
          <table:table-cell/>
          <table:table-cell table:formula="of:=SUM([.B29:.G29])" office:value-type="float" office:value="40.2256522" calcext:value-type="float">
            <text:p>40,2256522</text:p>
          </table:table-cell>
        </table:table-row>
        <table:table-row table:style-name="ro1">
          <table:table-cell office:value-type="string" calcext:value-type="string">
            <text:p>2023-01-07 15:43:47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29984" calcext:value-type="float">
            <text:p>0,5029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7656" calcext:value-type="float">
            <text:p>39,47656</text:p>
          </table:table-cell>
          <table:table-cell/>
          <table:table-cell table:formula="of:=SUM([.B30:.G30])" office:value-type="float" office:value="40.2256522" calcext:value-type="float">
            <text:p>40,2256522</text:p>
          </table:table-cell>
        </table:table-row>
        <table:table-row table:style-name="ro1">
          <table:table-cell office:value-type="string" calcext:value-type="string">
            <text:p>2023-01-07 15:43:46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29984" calcext:value-type="float">
            <text:p>0,5029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7656" calcext:value-type="float">
            <text:p>39,47656</text:p>
          </table:table-cell>
          <table:table-cell/>
          <table:table-cell table:formula="of:=SUM([.B31:.G31])" office:value-type="float" office:value="40.2256522" calcext:value-type="float">
            <text:p>40,2256522</text:p>
          </table:table-cell>
        </table:table-row>
        <table:table-row table:style-name="ro1">
          <table:table-cell office:value-type="string" calcext:value-type="string">
            <text:p>2023-01-07 15:43:45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29984" calcext:value-type="float">
            <text:p>0,5029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7656" calcext:value-type="float">
            <text:p>39,47656</text:p>
          </table:table-cell>
          <table:table-cell/>
          <table:table-cell table:formula="of:=SUM([.B32:.G32])" office:value-type="float" office:value="40.2256522" calcext:value-type="float">
            <text:p>40,2256522</text:p>
          </table:table-cell>
        </table:table-row>
        <table:table-row table:style-name="ro1">
          <table:table-cell office:value-type="string" calcext:value-type="string">
            <text:p>2023-01-07 15:43:44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29984" calcext:value-type="float">
            <text:p>0,5029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7656" calcext:value-type="float">
            <text:p>39,47656</text:p>
          </table:table-cell>
          <table:table-cell/>
          <table:table-cell table:formula="of:=SUM([.B33:.G33])" office:value-type="float" office:value="40.2256522" calcext:value-type="float">
            <text:p>40,2256522</text:p>
          </table:table-cell>
        </table:table-row>
        <table:table-row table:style-name="ro1">
          <table:table-cell office:value-type="string" calcext:value-type="string">
            <text:p>2023-01-07 15:43:43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29984" calcext:value-type="float">
            <text:p>0,5029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7656" calcext:value-type="float">
            <text:p>39,47656</text:p>
          </table:table-cell>
          <table:table-cell/>
          <table:table-cell table:formula="of:=SUM([.B34:.G34])" office:value-type="float" office:value="40.2256522" calcext:value-type="float">
            <text:p>40,2256522</text:p>
          </table:table-cell>
        </table:table-row>
        <table:table-row table:style-name="ro1">
          <table:table-cell office:value-type="string" calcext:value-type="string">
            <text:p>2023-01-07 15:43:42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29984" calcext:value-type="float">
            <text:p>0,5029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7656" calcext:value-type="float">
            <text:p>39,47656</text:p>
          </table:table-cell>
          <table:table-cell/>
          <table:table-cell table:formula="of:=SUM([.B35:.G35])" office:value-type="float" office:value="40.2256522" calcext:value-type="float">
            <text:p>40,2256522</text:p>
          </table:table-cell>
        </table:table-row>
        <table:table-row table:style-name="ro1">
          <table:table-cell office:value-type="string" calcext:value-type="string">
            <text:p>2023-01-07 15:43:41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29984" calcext:value-type="float">
            <text:p>0,5029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7656" calcext:value-type="float">
            <text:p>39,47656</text:p>
          </table:table-cell>
          <table:table-cell/>
          <table:table-cell table:formula="of:=SUM([.B36:.G36])" office:value-type="float" office:value="40.2256522" calcext:value-type="float">
            <text:p>40,2256522</text:p>
          </table:table-cell>
        </table:table-row>
        <table:table-row table:style-name="ro1">
          <table:table-cell office:value-type="string" calcext:value-type="string">
            <text:p>2023-01-07 15:43:40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29984" calcext:value-type="float">
            <text:p>0,5029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7656" calcext:value-type="float">
            <text:p>39,47656</text:p>
          </table:table-cell>
          <table:table-cell/>
          <table:table-cell table:formula="of:=SUM([.B37:.G37])" office:value-type="float" office:value="40.2256522" calcext:value-type="float">
            <text:p>40,2256522</text:p>
          </table:table-cell>
        </table:table-row>
        <table:table-row table:style-name="ro1">
          <table:table-cell office:value-type="string" calcext:value-type="string">
            <text:p>2023-01-07 15:43:39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29984" calcext:value-type="float">
            <text:p>0,5029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7656" calcext:value-type="float">
            <text:p>39,47656</text:p>
          </table:table-cell>
          <table:table-cell/>
          <table:table-cell table:formula="of:=SUM([.B38:.G38])" office:value-type="float" office:value="40.2256522" calcext:value-type="float">
            <text:p>40,2256522</text:p>
          </table:table-cell>
        </table:table-row>
        <table:table-row table:style-name="ro1">
          <table:table-cell office:value-type="string" calcext:value-type="string">
            <text:p>2023-01-07 15:43:38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29984" calcext:value-type="float">
            <text:p>0,5029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7656" calcext:value-type="float">
            <text:p>39,47656</text:p>
          </table:table-cell>
          <table:table-cell/>
          <table:table-cell table:formula="of:=SUM([.B39:.G39])" office:value-type="float" office:value="40.2256522" calcext:value-type="float">
            <text:p>40,2256522</text:p>
          </table:table-cell>
        </table:table-row>
        <table:table-row table:style-name="ro1">
          <table:table-cell office:value-type="string" calcext:value-type="string">
            <text:p>2023-01-07 15:43:37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29984" calcext:value-type="float">
            <text:p>0,5029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7656" calcext:value-type="float">
            <text:p>39,47656</text:p>
          </table:table-cell>
          <table:table-cell/>
          <table:table-cell table:formula="of:=SUM([.B40:.G40])" office:value-type="float" office:value="40.2256522" calcext:value-type="float">
            <text:p>40,2256522</text:p>
          </table:table-cell>
        </table:table-row>
        <table:table-row table:style-name="ro1">
          <table:table-cell office:value-type="string" calcext:value-type="string">
            <text:p>2023-01-07 15:43:36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29984" calcext:value-type="float">
            <text:p>0,5029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7656" calcext:value-type="float">
            <text:p>39,47656</text:p>
          </table:table-cell>
          <table:table-cell/>
          <table:table-cell table:formula="of:=SUM([.B41:.G41])" office:value-type="float" office:value="40.2256522" calcext:value-type="float">
            <text:p>40,2256522</text:p>
          </table:table-cell>
        </table:table-row>
        <table:table-row table:style-name="ro1">
          <table:table-cell office:value-type="string" calcext:value-type="string">
            <text:p>2023-01-07 15:43:35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29984" calcext:value-type="float">
            <text:p>0,5029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7656" calcext:value-type="float">
            <text:p>39,47656</text:p>
          </table:table-cell>
          <table:table-cell/>
          <table:table-cell table:formula="of:=SUM([.B42:.G42])" office:value-type="float" office:value="40.2256522" calcext:value-type="float">
            <text:p>40,2256522</text:p>
          </table:table-cell>
        </table:table-row>
        <table:table-row table:style-name="ro1">
          <table:table-cell office:value-type="string" calcext:value-type="string">
            <text:p>2023-01-07 15:43:34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29984" calcext:value-type="float">
            <text:p>0,5029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7656" calcext:value-type="float">
            <text:p>39,47656</text:p>
          </table:table-cell>
          <table:table-cell/>
          <table:table-cell table:formula="of:=SUM([.B43:.G43])" office:value-type="float" office:value="40.2256522" calcext:value-type="float">
            <text:p>40,2256522</text:p>
          </table:table-cell>
        </table:table-row>
        <table:table-row table:style-name="ro1">
          <table:table-cell office:value-type="string" calcext:value-type="string">
            <text:p>2023-01-07 15:43:33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29984" calcext:value-type="float">
            <text:p>0,5029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7656" calcext:value-type="float">
            <text:p>39,47656</text:p>
          </table:table-cell>
          <table:table-cell/>
          <table:table-cell table:formula="of:=SUM([.B44:.G44])" office:value-type="float" office:value="40.2256522" calcext:value-type="float">
            <text:p>40,2256522</text:p>
          </table:table-cell>
        </table:table-row>
        <table:table-row table:style-name="ro1">
          <table:table-cell office:value-type="string" calcext:value-type="string">
            <text:p>2023-01-07 15:43:32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29984" calcext:value-type="float">
            <text:p>0,5029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7656" calcext:value-type="float">
            <text:p>39,47656</text:p>
          </table:table-cell>
          <table:table-cell/>
          <table:table-cell table:formula="of:=SUM([.B45:.G45])" office:value-type="float" office:value="40.2256522" calcext:value-type="float">
            <text:p>40,2256522</text:p>
          </table:table-cell>
        </table:table-row>
        <table:table-row table:style-name="ro1">
          <table:table-cell office:value-type="string" calcext:value-type="string">
            <text:p>2023-01-07 15:43:31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29984" calcext:value-type="float">
            <text:p>0,5029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7656" calcext:value-type="float">
            <text:p>39,47656</text:p>
          </table:table-cell>
          <table:table-cell/>
          <table:table-cell table:formula="of:=SUM([.B46:.G46])" office:value-type="float" office:value="40.2256522" calcext:value-type="float">
            <text:p>40,2256522</text:p>
          </table:table-cell>
        </table:table-row>
        <table:table-row table:style-name="ro1">
          <table:table-cell office:value-type="string" calcext:value-type="string">
            <text:p>2023-01-07 15:43:30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29984" calcext:value-type="float">
            <text:p>0,5029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7656" calcext:value-type="float">
            <text:p>39,47656</text:p>
          </table:table-cell>
          <table:table-cell/>
          <table:table-cell table:formula="of:=SUM([.B47:.G47])" office:value-type="float" office:value="40.2256522" calcext:value-type="float">
            <text:p>40,2256522</text:p>
          </table:table-cell>
        </table:table-row>
        <table:table-row table:style-name="ro1">
          <table:table-cell office:value-type="string" calcext:value-type="string">
            <text:p>2023-01-07 15:43:29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29984" calcext:value-type="float">
            <text:p>0,5029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7656" calcext:value-type="float">
            <text:p>39,47656</text:p>
          </table:table-cell>
          <table:table-cell/>
          <table:table-cell table:formula="of:=SUM([.B48:.G48])" office:value-type="float" office:value="40.2256522" calcext:value-type="float">
            <text:p>40,2256522</text:p>
          </table:table-cell>
        </table:table-row>
        <table:table-row table:style-name="ro1">
          <table:table-cell office:value-type="string" calcext:value-type="string">
            <text:p>2023-01-07 15:43:28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29984" calcext:value-type="float">
            <text:p>0,5029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7656" calcext:value-type="float">
            <text:p>39,47656</text:p>
          </table:table-cell>
          <table:table-cell/>
          <table:table-cell table:formula="of:=SUM([.B49:.G49])" office:value-type="float" office:value="40.2256522" calcext:value-type="float">
            <text:p>40,2256522</text:p>
          </table:table-cell>
        </table:table-row>
        <table:table-row table:style-name="ro1">
          <table:table-cell office:value-type="string" calcext:value-type="string">
            <text:p>2023-01-07 15:43:27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29984" calcext:value-type="float">
            <text:p>0,5029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7656" calcext:value-type="float">
            <text:p>39,47656</text:p>
          </table:table-cell>
          <table:table-cell/>
          <table:table-cell table:formula="of:=SUM([.B50:.G50])" office:value-type="float" office:value="40.2256522" calcext:value-type="float">
            <text:p>40,2256522</text:p>
          </table:table-cell>
        </table:table-row>
        <table:table-row table:style-name="ro1">
          <table:table-cell office:value-type="string" calcext:value-type="string">
            <text:p>2023-01-07 15:43:26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29984" calcext:value-type="float">
            <text:p>0,5029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7656" calcext:value-type="float">
            <text:p>39,47656</text:p>
          </table:table-cell>
          <table:table-cell/>
          <table:table-cell table:formula="of:=SUM([.B51:.G51])" office:value-type="float" office:value="40.2256522" calcext:value-type="float">
            <text:p>40,2256522</text:p>
          </table:table-cell>
        </table:table-row>
        <table:table-row table:style-name="ro1">
          <table:table-cell office:value-type="string" calcext:value-type="string">
            <text:p>2023-01-07 15:43:25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29984" calcext:value-type="float">
            <text:p>0,5029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7656" calcext:value-type="float">
            <text:p>39,47656</text:p>
          </table:table-cell>
          <table:table-cell/>
          <table:table-cell table:formula="of:=SUM([.B52:.G52])" office:value-type="float" office:value="40.2256522" calcext:value-type="float">
            <text:p>40,2256522</text:p>
          </table:table-cell>
        </table:table-row>
        <table:table-row table:style-name="ro1">
          <table:table-cell office:value-type="string" calcext:value-type="string">
            <text:p>2023-01-07 15:43:24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29984" calcext:value-type="float">
            <text:p>0,5029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7656" calcext:value-type="float">
            <text:p>39,47656</text:p>
          </table:table-cell>
          <table:table-cell/>
          <table:table-cell table:formula="of:=SUM([.B53:.G53])" office:value-type="float" office:value="40.2256522" calcext:value-type="float">
            <text:p>40,2256522</text:p>
          </table:table-cell>
        </table:table-row>
        <table:table-row table:style-name="ro1">
          <table:table-cell office:value-type="string" calcext:value-type="string">
            <text:p>2023-01-07 15:43:23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29984" calcext:value-type="float">
            <text:p>0,5029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7656" calcext:value-type="float">
            <text:p>39,47656</text:p>
          </table:table-cell>
          <table:table-cell/>
          <table:table-cell table:formula="of:=SUM([.B54:.G54])" office:value-type="float" office:value="40.2256522" calcext:value-type="float">
            <text:p>40,2256522</text:p>
          </table:table-cell>
        </table:table-row>
        <table:table-row table:style-name="ro1">
          <table:table-cell office:value-type="string" calcext:value-type="string">
            <text:p>2023-01-07 15:43:22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29984" calcext:value-type="float">
            <text:p>0,5029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7656" calcext:value-type="float">
            <text:p>39,47656</text:p>
          </table:table-cell>
          <table:table-cell/>
          <table:table-cell table:formula="of:=SUM([.B55:.G55])" office:value-type="float" office:value="40.2256522" calcext:value-type="float">
            <text:p>40,2256522</text:p>
          </table:table-cell>
        </table:table-row>
        <table:table-row table:style-name="ro1">
          <table:table-cell office:value-type="string" calcext:value-type="string">
            <text:p>2023-01-07 15:43:21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29984" calcext:value-type="float">
            <text:p>0,5029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7656" calcext:value-type="float">
            <text:p>39,47656</text:p>
          </table:table-cell>
          <table:table-cell/>
          <table:table-cell table:formula="of:=SUM([.B56:.G56])" office:value-type="float" office:value="40.2256522" calcext:value-type="float">
            <text:p>40,2256522</text:p>
          </table:table-cell>
        </table:table-row>
        <table:table-row table:style-name="ro1">
          <table:table-cell office:value-type="string" calcext:value-type="string">
            <text:p>2023-01-07 15:43:20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29984" calcext:value-type="float">
            <text:p>0,5029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7656" calcext:value-type="float">
            <text:p>39,47656</text:p>
          </table:table-cell>
          <table:table-cell/>
          <table:table-cell table:formula="of:=SUM([.B57:.G57])" office:value-type="float" office:value="40.2256522" calcext:value-type="float">
            <text:p>40,2256522</text:p>
          </table:table-cell>
        </table:table-row>
        <table:table-row table:style-name="ro1">
          <table:table-cell office:value-type="string" calcext:value-type="string">
            <text:p>2023-01-07 15:43:19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29984" calcext:value-type="float">
            <text:p>0,5029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7656" calcext:value-type="float">
            <text:p>39,47656</text:p>
          </table:table-cell>
          <table:table-cell/>
          <table:table-cell table:formula="of:=SUM([.B58:.G58])" office:value-type="float" office:value="40.2256522" calcext:value-type="float">
            <text:p>40,2256522</text:p>
          </table:table-cell>
        </table:table-row>
        <table:table-row table:style-name="ro1">
          <table:table-cell office:value-type="string" calcext:value-type="string">
            <text:p>2023-01-07 15:43:18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29984" calcext:value-type="float">
            <text:p>0,5029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7656" calcext:value-type="float">
            <text:p>39,47656</text:p>
          </table:table-cell>
          <table:table-cell/>
          <table:table-cell table:formula="of:=SUM([.B59:.G59])" office:value-type="float" office:value="40.2256522" calcext:value-type="float">
            <text:p>40,2256522</text:p>
          </table:table-cell>
        </table:table-row>
        <table:table-row table:style-name="ro1">
          <table:table-cell office:value-type="string" calcext:value-type="string">
            <text:p>2023-01-07 15:43:17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29984" calcext:value-type="float">
            <text:p>0,5029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7656" calcext:value-type="float">
            <text:p>39,47656</text:p>
          </table:table-cell>
          <table:table-cell/>
          <table:table-cell table:formula="of:=SUM([.B60:.G60])" office:value-type="float" office:value="40.2256522" calcext:value-type="float">
            <text:p>40,2256522</text:p>
          </table:table-cell>
        </table:table-row>
        <table:table-row table:style-name="ro1">
          <table:table-cell office:value-type="string" calcext:value-type="string">
            <text:p>2023-01-07 15:43:16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29984" calcext:value-type="float">
            <text:p>0,5029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7656" calcext:value-type="float">
            <text:p>39,47656</text:p>
          </table:table-cell>
          <table:table-cell/>
          <table:table-cell table:formula="of:=SUM([.B61:.G61])" office:value-type="float" office:value="40.2256522" calcext:value-type="float">
            <text:p>40,2256522</text:p>
          </table:table-cell>
        </table:table-row>
        <table:table-row table:style-name="ro1">
          <table:table-cell office:value-type="string" calcext:value-type="string">
            <text:p>2023-01-07 15:43:15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29984" calcext:value-type="float">
            <text:p>0,5029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7656" calcext:value-type="float">
            <text:p>39,47656</text:p>
          </table:table-cell>
          <table:table-cell/>
          <table:table-cell table:formula="of:=SUM([.B62:.G62])" office:value-type="float" office:value="40.2256522" calcext:value-type="float">
            <text:p>40,2256522</text:p>
          </table:table-cell>
        </table:table-row>
        <table:table-row table:style-name="ro1">
          <table:table-cell office:value-type="string" calcext:value-type="string">
            <text:p>2023-01-07 15:43:14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29984" calcext:value-type="float">
            <text:p>0,5029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7656" calcext:value-type="float">
            <text:p>39,47656</text:p>
          </table:table-cell>
          <table:table-cell/>
          <table:table-cell table:formula="of:=SUM([.B63:.G63])" office:value-type="float" office:value="40.2256522" calcext:value-type="float">
            <text:p>40,2256522</text:p>
          </table:table-cell>
        </table:table-row>
        <table:table-row table:style-name="ro1">
          <table:table-cell office:value-type="string" calcext:value-type="string">
            <text:p>2023-01-07 15:43:13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29984" calcext:value-type="float">
            <text:p>0,5029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7656" calcext:value-type="float">
            <text:p>39,47656</text:p>
          </table:table-cell>
          <table:table-cell/>
          <table:table-cell table:formula="of:=SUM([.B64:.G64])" office:value-type="float" office:value="40.2256522" calcext:value-type="float">
            <text:p>40,2256522</text:p>
          </table:table-cell>
        </table:table-row>
        <table:table-row table:style-name="ro1">
          <table:table-cell office:value-type="string" calcext:value-type="string">
            <text:p>2023-01-07 15:43:12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29984" calcext:value-type="float">
            <text:p>0,5029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7656" calcext:value-type="float">
            <text:p>39,47656</text:p>
          </table:table-cell>
          <table:table-cell/>
          <table:table-cell table:formula="of:=SUM([.B65:.G65])" office:value-type="float" office:value="40.2256522" calcext:value-type="float">
            <text:p>40,2256522</text:p>
          </table:table-cell>
        </table:table-row>
        <table:table-row table:style-name="ro1">
          <table:table-cell office:value-type="string" calcext:value-type="string">
            <text:p>2023-01-07 15:43:11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29984" calcext:value-type="float">
            <text:p>0,5029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7656" calcext:value-type="float">
            <text:p>39,47656</text:p>
          </table:table-cell>
          <table:table-cell/>
          <table:table-cell table:formula="of:=SUM([.B66:.G66])" office:value-type="float" office:value="40.2256522" calcext:value-type="float">
            <text:p>40,2256522</text:p>
          </table:table-cell>
        </table:table-row>
        <table:table-row table:style-name="ro1">
          <table:table-cell office:value-type="string" calcext:value-type="string">
            <text:p>2023-01-07 15:43:10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29984" calcext:value-type="float">
            <text:p>0,5029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7656" calcext:value-type="float">
            <text:p>39,47656</text:p>
          </table:table-cell>
          <table:table-cell/>
          <table:table-cell table:formula="of:=SUM([.B67:.G67])" office:value-type="float" office:value="40.2256522" calcext:value-type="float">
            <text:p>40,2256522</text:p>
          </table:table-cell>
        </table:table-row>
        <table:table-row table:style-name="ro1">
          <table:table-cell office:value-type="string" calcext:value-type="string">
            <text:p>2023-01-07 15:43:09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29984" calcext:value-type="float">
            <text:p>0,5029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7656" calcext:value-type="float">
            <text:p>39,47656</text:p>
          </table:table-cell>
          <table:table-cell/>
          <table:table-cell table:formula="of:=SUM([.B68:.G68])" office:value-type="float" office:value="40.2256522" calcext:value-type="float">
            <text:p>40,2256522</text:p>
          </table:table-cell>
        </table:table-row>
        <table:table-row table:style-name="ro1">
          <table:table-cell office:value-type="string" calcext:value-type="string">
            <text:p>2023-01-07 15:43:08</text:p>
          </table:table-cell>
          <table:table-cell office:value-type="float" office:value="1185.1719" calcext:value-type="float">
            <text:p>1185,1719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855377" calcext:value-type="float">
            <text:p>0,7855377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9.50781" calcext:value-type="float">
            <text:p>39,50781</text:p>
          </table:table-cell>
          <table:table-cell/>
          <table:table-cell table:formula="of:=SUM([.B69:.G69])" office:value-type="float" office:value="1309.8871227" calcext:value-type="float">
            <text:p>1309,8871227</text:p>
          </table:table-cell>
        </table:table-row>
        <table:table-row table:style-name="ro1">
          <table:table-cell office:value-type="string" calcext:value-type="string">
            <text:p>2023-01-07 15:43:07</text:p>
          </table:table-cell>
          <table:table-cell office:value-type="float" office:value="1153.9805" calcext:value-type="float">
            <text:p>1153,9805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855377" calcext:value-type="float">
            <text:p>0,7855377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9.50781" calcext:value-type="float">
            <text:p>39,50781</text:p>
          </table:table-cell>
          <table:table-cell/>
          <table:table-cell table:formula="of:=SUM([.B70:.G70])" office:value-type="float" office:value="1278.6957227" calcext:value-type="float">
            <text:p>1278,6957227</text:p>
          </table:table-cell>
        </table:table-row>
        <table:table-row table:style-name="ro1">
          <table:table-cell office:value-type="string" calcext:value-type="string">
            <text:p>2023-01-07 15:43:06</text:p>
          </table:table-cell>
          <table:table-cell office:value-type="float" office:value="1153.9336" calcext:value-type="float">
            <text:p>1153,9336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855377" calcext:value-type="float">
            <text:p>0,7855377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9.50781" calcext:value-type="float">
            <text:p>39,50781</text:p>
          </table:table-cell>
          <table:table-cell/>
          <table:table-cell table:formula="of:=SUM([.B71:.G71])" office:value-type="float" office:value="1278.6488227" calcext:value-type="float">
            <text:p>1278,6488227</text:p>
          </table:table-cell>
        </table:table-row>
        <table:table-row table:style-name="ro1">
          <table:table-cell office:value-type="string" calcext:value-type="string">
            <text:p>2023-01-07 15:43:05</text:p>
          </table:table-cell>
          <table:table-cell office:value-type="float" office:value="1118.6914" calcext:value-type="float">
            <text:p>1118,6914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855377" calcext:value-type="float">
            <text:p>0,7855377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0.94141" calcext:value-type="float">
            <text:p>40,94141</text:p>
          </table:table-cell>
          <table:table-cell/>
          <table:table-cell table:formula="of:=SUM([.B72:.G72])" office:value-type="float" office:value="1244.8402227" calcext:value-type="float">
            <text:p>1244,8402227</text:p>
          </table:table-cell>
        </table:table-row>
        <table:table-row table:style-name="ro1">
          <table:table-cell office:value-type="string" calcext:value-type="string">
            <text:p>2023-01-07 15:43:04</text:p>
          </table:table-cell>
          <table:table-cell office:value-type="float" office:value="1118.6211" calcext:value-type="float">
            <text:p>1118,6211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855377" calcext:value-type="float">
            <text:p>0,7855377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1.17969" calcext:value-type="float">
            <text:p>41,17969</text:p>
          </table:table-cell>
          <table:table-cell/>
          <table:table-cell table:formula="of:=SUM([.B73:.G73])" office:value-type="float" office:value="1245.0082027" calcext:value-type="float">
            <text:p>1245,0082027</text:p>
          </table:table-cell>
        </table:table-row>
        <table:table-row table:style-name="ro1">
          <table:table-cell office:value-type="string" calcext:value-type="string">
            <text:p>2023-01-07 15:43:03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28076" calcext:value-type="float">
            <text:p>0,5028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05469" calcext:value-type="float">
            <text:p>41,05469</text:p>
          </table:table-cell>
          <table:table-cell/>
          <table:table-cell table:formula="of:=SUM([.B74:.G74])" office:value-type="float" office:value="41.8035914" calcext:value-type="float">
            <text:p>41,8035914</text:p>
          </table:table-cell>
        </table:table-row>
        <table:table-row table:style-name="ro1">
          <table:table-cell office:value-type="string" calcext:value-type="string">
            <text:p>2023-01-07 15:43:02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28076" calcext:value-type="float">
            <text:p>0,5028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05469" calcext:value-type="float">
            <text:p>41,05469</text:p>
          </table:table-cell>
          <table:table-cell/>
          <table:table-cell table:formula="of:=SUM([.B75:.G75])" office:value-type="float" office:value="41.8035914" calcext:value-type="float">
            <text:p>41,8035914</text:p>
          </table:table-cell>
        </table:table-row>
        <table:table-row table:style-name="ro1">
          <table:table-cell office:value-type="string" calcext:value-type="string">
            <text:p>2023-01-07 15:43:01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28076" calcext:value-type="float">
            <text:p>0,5028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05469" calcext:value-type="float">
            <text:p>41,05469</text:p>
          </table:table-cell>
          <table:table-cell/>
          <table:table-cell table:formula="of:=SUM([.B76:.G76])" office:value-type="float" office:value="41.8035914" calcext:value-type="float">
            <text:p>41,8035914</text:p>
          </table:table-cell>
        </table:table-row>
        <table:table-row table:style-name="ro1">
          <table:table-cell office:value-type="string" calcext:value-type="string">
            <text:p>2023-01-07 15:43:00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28076" calcext:value-type="float">
            <text:p>0,5028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05469" calcext:value-type="float">
            <text:p>41,05469</text:p>
          </table:table-cell>
          <table:table-cell/>
          <table:table-cell table:formula="of:=SUM([.B77:.G77])" office:value-type="float" office:value="41.8035914" calcext:value-type="float">
            <text:p>41,8035914</text:p>
          </table:table-cell>
        </table:table-row>
        <table:table-row table:style-name="ro1">
          <table:table-cell office:value-type="string" calcext:value-type="string">
            <text:p>2023-01-07 15:42:59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28076" calcext:value-type="float">
            <text:p>0,5028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05469" calcext:value-type="float">
            <text:p>41,05469</text:p>
          </table:table-cell>
          <table:table-cell/>
          <table:table-cell table:formula="of:=SUM([.B78:.G78])" office:value-type="float" office:value="41.8035914" calcext:value-type="float">
            <text:p>41,8035914</text:p>
          </table:table-cell>
        </table:table-row>
        <table:table-row table:style-name="ro1">
          <table:table-cell office:value-type="string" calcext:value-type="string">
            <text:p>2023-01-07 15:42:58</text:p>
          </table:table-cell>
          <table:table-cell office:value-type="float" office:value="1251.4727" calcext:value-type="float">
            <text:p>1251,4727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853241" calcext:value-type="float">
            <text:p>0,7853241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41.08594" calcext:value-type="float">
            <text:p>41,08594</text:p>
          </table:table-cell>
          <table:table-cell/>
          <table:table-cell table:formula="of:=SUM([.B79:.G79])" office:value-type="float" office:value="1369.7658391" calcext:value-type="float">
            <text:p>1369,7658391</text:p>
          </table:table-cell>
        </table:table-row>
        <table:table-row table:style-name="ro1">
          <table:table-cell office:value-type="string" calcext:value-type="string">
            <text:p>2023-01-07 15:42:57</text:p>
          </table:table-cell>
          <table:table-cell office:value-type="float" office:value="1251.4336" calcext:value-type="float">
            <text:p>1251,4336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853241" calcext:value-type="float">
            <text:p>0,7853241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41.08594" calcext:value-type="float">
            <text:p>41,08594</text:p>
          </table:table-cell>
          <table:table-cell/>
          <table:table-cell table:formula="of:=SUM([.B80:.G80])" office:value-type="float" office:value="1369.7267391" calcext:value-type="float">
            <text:p>1369,7267391</text:p>
          </table:table-cell>
        </table:table-row>
        <table:table-row table:style-name="ro1">
          <table:table-cell office:value-type="string" calcext:value-type="string">
            <text:p>2023-01-07 15:42:56</text:p>
          </table:table-cell>
          <table:table-cell office:value-type="float" office:value="1222.2656" calcext:value-type="float">
            <text:p>1222,2656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853241" calcext:value-type="float">
            <text:p>0,7853241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41.08594" calcext:value-type="float">
            <text:p>41,08594</text:p>
          </table:table-cell>
          <table:table-cell/>
          <table:table-cell table:formula="of:=SUM([.B81:.G81])" office:value-type="float" office:value="1340.5587391" calcext:value-type="float">
            <text:p>1340,5587391</text:p>
          </table:table-cell>
        </table:table-row>
        <table:table-row table:style-name="ro1">
          <table:table-cell office:value-type="string" calcext:value-type="string">
            <text:p>2023-01-07 15:42:55</text:p>
          </table:table-cell>
          <table:table-cell office:value-type="float" office:value="1158.8086" calcext:value-type="float">
            <text:p>1158,8086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853241" calcext:value-type="float">
            <text:p>0,7853241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41.08594" calcext:value-type="float">
            <text:p>41,08594</text:p>
          </table:table-cell>
          <table:table-cell/>
          <table:table-cell table:formula="of:=SUM([.B82:.G82])" office:value-type="float" office:value="1277.1017391" calcext:value-type="float">
            <text:p>1277,1017391</text:p>
          </table:table-cell>
        </table:table-row>
        <table:table-row table:style-name="ro1">
          <table:table-cell office:value-type="string" calcext:value-type="string">
            <text:p>2023-01-07 15:42:54</text:p>
          </table:table-cell>
          <table:table-cell office:value-type="float" office:value="1124.875" calcext:value-type="float">
            <text:p>1124,875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853241" calcext:value-type="float">
            <text:p>0,7853241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41.08594" calcext:value-type="float">
            <text:p>41,08594</text:p>
          </table:table-cell>
          <table:table-cell/>
          <table:table-cell table:formula="of:=SUM([.B83:.G83])" office:value-type="float" office:value="1243.1681391" calcext:value-type="float">
            <text:p>1243,1681391</text:p>
          </table:table-cell>
        </table:table-row>
        <table:table-row table:style-name="ro1">
          <table:table-cell office:value-type="string" calcext:value-type="string">
            <text:p>2023-01-07 15:42:53</text:p>
          </table:table-cell>
          <table:table-cell office:value-type="float" office:value="295.8594" calcext:value-type="float">
            <text:p>295,8594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845383" calcext:value-type="float">
            <text:p>0,7845383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1.08594" calcext:value-type="float">
            <text:p>41,08594</text:p>
          </table:table-cell>
          <table:table-cell/>
          <table:table-cell table:formula="of:=SUM([.B84:.G84])" office:value-type="float" office:value="402.1517533" calcext:value-type="float">
            <text:p>402,1517533</text:p>
          </table:table-cell>
        </table:table-row>
        <table:table-row table:style-name="ro1">
          <table:table-cell office:value-type="string" calcext:value-type="string">
            <text:p>2023-01-07 15:42:52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26169" calcext:value-type="float">
            <text:p>0,5026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51562" calcext:value-type="float">
            <text:p>39,51562</text:p>
          </table:table-cell>
          <table:table-cell/>
          <table:table-cell table:formula="of:=SUM([.B85:.G85])" office:value-type="float" office:value="40.2643307" calcext:value-type="float">
            <text:p>40,2643307</text:p>
          </table:table-cell>
        </table:table-row>
        <table:table-row table:style-name="ro1">
          <table:table-cell office:value-type="string" calcext:value-type="string">
            <text:p>2023-01-07 15:42:51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26169" calcext:value-type="float">
            <text:p>0,5026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51562" calcext:value-type="float">
            <text:p>39,51562</text:p>
          </table:table-cell>
          <table:table-cell/>
          <table:table-cell table:formula="of:=SUM([.B86:.G86])" office:value-type="float" office:value="40.2643307" calcext:value-type="float">
            <text:p>40,2643307</text:p>
          </table:table-cell>
        </table:table-row>
        <table:table-row table:style-name="ro1">
          <table:table-cell office:value-type="string" calcext:value-type="string">
            <text:p>2023-01-07 15:42:50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26169" calcext:value-type="float">
            <text:p>0,5026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51562" calcext:value-type="float">
            <text:p>39,51562</text:p>
          </table:table-cell>
          <table:table-cell/>
          <table:table-cell table:formula="of:=SUM([.B87:.G87])" office:value-type="float" office:value="40.2643307" calcext:value-type="float">
            <text:p>40,2643307</text:p>
          </table:table-cell>
        </table:table-row>
        <table:table-row table:style-name="ro1">
          <table:table-cell office:value-type="string" calcext:value-type="string">
            <text:p>2023-01-07 15:42:49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26169" calcext:value-type="float">
            <text:p>0,5026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51562" calcext:value-type="float">
            <text:p>39,51562</text:p>
          </table:table-cell>
          <table:table-cell/>
          <table:table-cell table:formula="of:=SUM([.B88:.G88])" office:value-type="float" office:value="40.2643307" calcext:value-type="float">
            <text:p>40,2643307</text:p>
          </table:table-cell>
        </table:table-row>
        <table:table-row table:style-name="ro1">
          <table:table-cell office:value-type="string" calcext:value-type="string">
            <text:p>2023-01-07 15:42:48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26169" calcext:value-type="float">
            <text:p>0,5026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51562" calcext:value-type="float">
            <text:p>39,51562</text:p>
          </table:table-cell>
          <table:table-cell/>
          <table:table-cell table:formula="of:=SUM([.B89:.G89])" office:value-type="float" office:value="40.2643307" calcext:value-type="float">
            <text:p>40,2643307</text:p>
          </table:table-cell>
        </table:table-row>
        <table:table-row table:style-name="ro1">
          <table:table-cell office:value-type="string" calcext:value-type="string">
            <text:p>2023-01-07 15:42:47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26169" calcext:value-type="float">
            <text:p>0,5026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51562" calcext:value-type="float">
            <text:p>39,51562</text:p>
          </table:table-cell>
          <table:table-cell/>
          <table:table-cell table:formula="of:=SUM([.B90:.G90])" office:value-type="float" office:value="40.2643307" calcext:value-type="float">
            <text:p>40,2643307</text:p>
          </table:table-cell>
        </table:table-row>
        <table:table-row table:style-name="ro1">
          <table:table-cell office:value-type="string" calcext:value-type="string">
            <text:p>2023-01-07 15:42:46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26169" calcext:value-type="float">
            <text:p>0,5026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51562" calcext:value-type="float">
            <text:p>39,51562</text:p>
          </table:table-cell>
          <table:table-cell/>
          <table:table-cell table:formula="of:=SUM([.B91:.G91])" office:value-type="float" office:value="40.2643307" calcext:value-type="float">
            <text:p>40,2643307</text:p>
          </table:table-cell>
        </table:table-row>
        <table:table-row table:style-name="ro1">
          <table:table-cell office:value-type="string" calcext:value-type="string">
            <text:p>2023-01-07 15:42:45</text:p>
          </table:table-cell>
          <table:table-cell office:value-type="float" office:value="1185.5898" calcext:value-type="float">
            <text:p>1185,5898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849121" calcext:value-type="float">
            <text:p>0,784912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5.14453" calcext:value-type="float">
            <text:p>35,14453</text:p>
          </table:table-cell>
          <table:table-cell/>
          <table:table-cell table:formula="of:=SUM([.B92:.G92])" office:value-type="float" office:value="1287.9411171" calcext:value-type="float">
            <text:p>1287,9411171</text:p>
          </table:table-cell>
        </table:table-row>
        <table:table-row table:style-name="ro1">
          <table:table-cell office:value-type="string" calcext:value-type="string">
            <text:p>2023-01-07 15:42:44</text:p>
          </table:table-cell>
          <table:table-cell office:value-type="float" office:value="1185.5781" calcext:value-type="float">
            <text:p>1185,5781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849121" calcext:value-type="float">
            <text:p>0,784912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5.14453" calcext:value-type="float">
            <text:p>35,14453</text:p>
          </table:table-cell>
          <table:table-cell/>
          <table:table-cell table:formula="of:=SUM([.B93:.G93])" office:value-type="float" office:value="1287.9294171" calcext:value-type="float">
            <text:p>1287,9294171</text:p>
          </table:table-cell>
        </table:table-row>
        <table:table-row table:style-name="ro1">
          <table:table-cell office:value-type="string" calcext:value-type="string">
            <text:p>2023-01-07 15:42:43</text:p>
          </table:table-cell>
          <table:table-cell office:value-type="float" office:value="1154.3516" calcext:value-type="float">
            <text:p>1154,3516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849121" calcext:value-type="float">
            <text:p>0,784912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5.14453" calcext:value-type="float">
            <text:p>35,14453</text:p>
          </table:table-cell>
          <table:table-cell/>
          <table:table-cell table:formula="of:=SUM([.B94:.G94])" office:value-type="float" office:value="1256.7029171" calcext:value-type="float">
            <text:p>1256,7029171</text:p>
          </table:table-cell>
        </table:table-row>
        <table:table-row table:style-name="ro1">
          <table:table-cell office:value-type="string" calcext:value-type="string">
            <text:p>2023-01-07 15:42:42</text:p>
          </table:table-cell>
          <table:table-cell office:value-type="float" office:value="1154.3281" calcext:value-type="float">
            <text:p>1154,3281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849121" calcext:value-type="float">
            <text:p>0,784912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5.14453" calcext:value-type="float">
            <text:p>35,14453</text:p>
          </table:table-cell>
          <table:table-cell/>
          <table:table-cell table:formula="of:=SUM([.B95:.G95])" office:value-type="float" office:value="1256.6794171" calcext:value-type="float">
            <text:p>1256,6794171</text:p>
          </table:table-cell>
        </table:table-row>
        <table:table-row table:style-name="ro1">
          <table:table-cell office:value-type="string" calcext:value-type="string">
            <text:p>2023-01-07 15:42:41</text:p>
          </table:table-cell>
          <table:table-cell office:value-type="float" office:value="64.98047" calcext:value-type="float">
            <text:p>64,98047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842712" calcext:value-type="float">
            <text:p>0,784271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41.14844" calcext:value-type="float">
            <text:p>41,14844</text:p>
          </table:table-cell>
          <table:table-cell/>
          <table:table-cell table:formula="of:=SUM([.B96:.G96])" office:value-type="float" office:value="159.3350562" calcext:value-type="float">
            <text:p>159,3350562</text:p>
          </table:table-cell>
        </table:table-row>
        <table:table-row table:style-name="ro1">
          <table:table-cell office:value-type="string" calcext:value-type="string">
            <text:p>2023-01-07 15:42:40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24261" calcext:value-type="float">
            <text:p>0,5024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34766" calcext:value-type="float">
            <text:p>35,34766</text:p>
          </table:table-cell>
          <table:table-cell/>
          <table:table-cell table:formula="of:=SUM([.B97:.G97])" office:value-type="float" office:value="36.0961799" calcext:value-type="float">
            <text:p>36,0961799</text:p>
          </table:table-cell>
        </table:table-row>
        <table:table-row table:style-name="ro1">
          <table:table-cell office:value-type="string" calcext:value-type="string">
            <text:p>2023-01-07 15:42:39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24261" calcext:value-type="float">
            <text:p>0,5024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34766" calcext:value-type="float">
            <text:p>35,34766</text:p>
          </table:table-cell>
          <table:table-cell/>
          <table:table-cell table:formula="of:=SUM([.B98:.G98])" office:value-type="float" office:value="36.0961799" calcext:value-type="float">
            <text:p>36,0961799</text:p>
          </table:table-cell>
        </table:table-row>
        <table:table-row table:style-name="ro1">
          <table:table-cell office:value-type="string" calcext:value-type="string">
            <text:p>2023-01-07 15:42:38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24261" calcext:value-type="float">
            <text:p>0,5024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34766" calcext:value-type="float">
            <text:p>35,34766</text:p>
          </table:table-cell>
          <table:table-cell/>
          <table:table-cell table:formula="of:=SUM([.B99:.G99])" office:value-type="float" office:value="36.0961799" calcext:value-type="float">
            <text:p>36,0961799</text:p>
          </table:table-cell>
        </table:table-row>
        <table:table-row table:style-name="ro1">
          <table:table-cell office:value-type="string" calcext:value-type="string">
            <text:p>2023-01-07 15:42:37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24261" calcext:value-type="float">
            <text:p>0,5024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34766" calcext:value-type="float">
            <text:p>35,34766</text:p>
          </table:table-cell>
          <table:table-cell/>
          <table:table-cell table:formula="of:=SUM([.B100:.G100])" office:value-type="float" office:value="36.0961799" calcext:value-type="float">
            <text:p>36,0961799</text:p>
          </table:table-cell>
        </table:table-row>
        <table:table-row table:style-name="ro1">
          <table:table-cell office:value-type="string" calcext:value-type="string">
            <text:p>2023-01-07 15:42:36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24261" calcext:value-type="float">
            <text:p>0,5024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34766" calcext:value-type="float">
            <text:p>35,34766</text:p>
          </table:table-cell>
          <table:table-cell/>
          <table:table-cell table:formula="of:=SUM([.B101:.G101])" office:value-type="float" office:value="36.0961799" calcext:value-type="float">
            <text:p>36,0961799</text:p>
          </table:table-cell>
        </table:table-row>
        <table:table-row table:style-name="ro1">
          <table:table-cell office:value-type="string" calcext:value-type="string">
            <text:p>2023-01-07 15:42:35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24261" calcext:value-type="float">
            <text:p>0,5024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34766" calcext:value-type="float">
            <text:p>35,34766</text:p>
          </table:table-cell>
          <table:table-cell/>
          <table:table-cell table:formula="of:=SUM([.B102:.G102])" office:value-type="float" office:value="36.0961799" calcext:value-type="float">
            <text:p>36,0961799</text:p>
          </table:table-cell>
        </table:table-row>
        <table:table-row table:style-name="ro1">
          <table:table-cell office:value-type="string" calcext:value-type="string">
            <text:p>2023-01-07 15:42:34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24261" calcext:value-type="float">
            <text:p>0,5024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34766" calcext:value-type="float">
            <text:p>35,34766</text:p>
          </table:table-cell>
          <table:table-cell/>
          <table:table-cell table:formula="of:=SUM([.B103:.G103])" office:value-type="float" office:value="36.0961799" calcext:value-type="float">
            <text:p>36,0961799</text:p>
          </table:table-cell>
        </table:table-row>
        <table:table-row table:style-name="ro1">
          <table:table-cell office:value-type="string" calcext:value-type="string">
            <text:p>2023-01-07 15:42:33</text:p>
          </table:table-cell>
          <table:table-cell office:value-type="float" office:value="1137.9727" calcext:value-type="float">
            <text:p>1137,9727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850723" calcext:value-type="float">
            <text:p>0,785072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5.36328" calcext:value-type="float">
            <text:p>35,36328</text:p>
          </table:table-cell>
          <table:table-cell/>
          <table:table-cell table:formula="of:=SUM([.B104:.G104])" office:value-type="float" office:value="1240.5429273" calcext:value-type="float">
            <text:p>1240,5429273</text:p>
          </table:table-cell>
        </table:table-row>
        <table:table-row table:style-name="ro1">
          <table:table-cell office:value-type="string" calcext:value-type="string">
            <text:p>2023-01-07 15:42:32</text:p>
          </table:table-cell>
          <table:table-cell office:value-type="float" office:value="1137.957" calcext:value-type="float">
            <text:p>1137,957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850723" calcext:value-type="float">
            <text:p>0,785072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5.36328" calcext:value-type="float">
            <text:p>35,36328</text:p>
          </table:table-cell>
          <table:table-cell/>
          <table:table-cell table:formula="of:=SUM([.B105:.G105])" office:value-type="float" office:value="1240.5272273" calcext:value-type="float">
            <text:p>1240,5272273</text:p>
          </table:table-cell>
        </table:table-row>
        <table:table-row table:style-name="ro1">
          <table:table-cell office:value-type="string" calcext:value-type="string">
            <text:p>2023-01-07 15:42:31</text:p>
          </table:table-cell>
          <table:table-cell office:value-type="float" office:value="1137.9531" calcext:value-type="float">
            <text:p>1137,9531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850723" calcext:value-type="float">
            <text:p>0,785072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5.36328" calcext:value-type="float">
            <text:p>35,36328</text:p>
          </table:table-cell>
          <table:table-cell/>
          <table:table-cell table:formula="of:=SUM([.B106:.G106])" office:value-type="float" office:value="1240.5233273" calcext:value-type="float">
            <text:p>1240,5233273</text:p>
          </table:table-cell>
        </table:table-row>
        <table:table-row table:style-name="ro1">
          <table:table-cell office:value-type="string" calcext:value-type="string">
            <text:p>2023-01-07 15:42:30</text:p>
          </table:table-cell>
          <table:table-cell office:value-type="float" office:value="1104.7617" calcext:value-type="float">
            <text:p>1104,7617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850723" calcext:value-type="float">
            <text:p>0,7850723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5.36328" calcext:value-type="float">
            <text:p>35,36328</text:p>
          </table:table-cell>
          <table:table-cell/>
          <table:table-cell table:formula="of:=SUM([.B107:.G107])" office:value-type="float" office:value="1205.3319273" calcext:value-type="float">
            <text:p>1205,3319273</text:p>
          </table:table-cell>
        </table:table-row>
        <table:table-row table:style-name="ro1">
          <table:table-cell office:value-type="string" calcext:value-type="string">
            <text:p>2023-01-07 15:42:29</text:p>
          </table:table-cell>
          <table:table-cell office:value-type="float" office:value="958.7617" calcext:value-type="float">
            <text:p>958,7617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848969" calcext:value-type="float">
            <text:p>0,784896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35.36328" calcext:value-type="float">
            <text:p>35,36328</text:p>
          </table:table-cell>
          <table:table-cell/>
          <table:table-cell table:formula="of:=SUM([.B108:.G108])" office:value-type="float" office:value="1057.3317519" calcext:value-type="float">
            <text:p>1057,3317519</text:p>
          </table:table-cell>
        </table:table-row>
        <table:table-row table:style-name="ro1">
          <table:table-cell office:value-type="string" calcext:value-type="string">
            <text:p>2023-01-07 15:42:28</text:p>
          </table:table-cell>
          <table:table-cell office:value-type="float" office:value="0.2265625" calcext:value-type="float">
            <text:p>0,22656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22354" calcext:value-type="float">
            <text:p>0,5022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94922" calcext:value-type="float">
            <text:p>38,94922</text:p>
          </table:table-cell>
          <table:table-cell/>
          <table:table-cell table:formula="of:=SUM([.B109:.G109])" office:value-type="float" office:value="39.6936429" calcext:value-type="float">
            <text:p>39,6936429</text:p>
          </table:table-cell>
        </table:table-row>
        <table:table-row table:style-name="ro1">
          <table:table-cell office:value-type="string" calcext:value-type="string">
            <text:p>2023-01-07 15:42:27</text:p>
          </table:table-cell>
          <table:table-cell office:value-type="float" office:value="0.2265625" calcext:value-type="float">
            <text:p>0,22656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22354" calcext:value-type="float">
            <text:p>0,5022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94922" calcext:value-type="float">
            <text:p>38,94922</text:p>
          </table:table-cell>
          <table:table-cell/>
          <table:table-cell table:formula="of:=SUM([.B110:.G110])" office:value-type="float" office:value="39.6936429" calcext:value-type="float">
            <text:p>39,6936429</text:p>
          </table:table-cell>
        </table:table-row>
        <table:table-row table:style-name="ro1">
          <table:table-cell office:value-type="string" calcext:value-type="string">
            <text:p>2023-01-07 15:42:26</text:p>
          </table:table-cell>
          <table:table-cell office:value-type="float" office:value="0.2265625" calcext:value-type="float">
            <text:p>0,22656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22354" calcext:value-type="float">
            <text:p>0,5022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94922" calcext:value-type="float">
            <text:p>38,94922</text:p>
          </table:table-cell>
          <table:table-cell/>
          <table:table-cell table:formula="of:=SUM([.B111:.G111])" office:value-type="float" office:value="39.6936429" calcext:value-type="float">
            <text:p>39,6936429</text:p>
          </table:table-cell>
        </table:table-row>
        <table:table-row table:style-name="ro1">
          <table:table-cell office:value-type="string" calcext:value-type="string">
            <text:p>2023-01-07 15:42:25</text:p>
          </table:table-cell>
          <table:table-cell office:value-type="float" office:value="655.7578" calcext:value-type="float">
            <text:p>655,7578</text:p>
          </table:table-cell>
          <table:table-cell office:value-type="float" office:value="0.03125" calcext:value-type="float">
            <text:p>0,03125</text:p>
          </table:table-cell>
          <table:table-cell office:value-type="float" office:value="0.5993576" calcext:value-type="float">
            <text:p>0,599357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8.98047" calcext:value-type="float">
            <text:p>38,98047</text:p>
          </table:table-cell>
          <table:table-cell/>
          <table:table-cell table:formula="of:=SUM([.B112:.G112])" office:value-type="float" office:value="701.3688776" calcext:value-type="float">
            <text:p>701,3688776</text:p>
          </table:table-cell>
        </table:table-row>
        <table:table-row table:style-name="ro1">
          <table:table-cell office:value-type="string" calcext:value-type="string">
            <text:p>2023-01-07 15:42:24</text:p>
          </table:table-cell>
          <table:table-cell office:value-type="float" office:value="1228.2148" calcext:value-type="float">
            <text:p>1228,2148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852097" calcext:value-type="float">
            <text:p>0,785209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8.98047" calcext:value-type="float">
            <text:p>38,98047</text:p>
          </table:table-cell>
          <table:table-cell/>
          <table:table-cell table:formula="of:=SUM([.B113:.G113])" office:value-type="float" office:value="1316.4023547" calcext:value-type="float">
            <text:p>1316,4023547</text:p>
          </table:table-cell>
        </table:table-row>
        <table:table-row table:style-name="ro1">
          <table:table-cell office:value-type="string" calcext:value-type="string">
            <text:p>2023-01-07 15:42:23</text:p>
          </table:table-cell>
          <table:table-cell office:value-type="float" office:value="1228.207" calcext:value-type="float">
            <text:p>1228,207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852097" calcext:value-type="float">
            <text:p>0,785209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8.98047" calcext:value-type="float">
            <text:p>38,98047</text:p>
          </table:table-cell>
          <table:table-cell/>
          <table:table-cell table:formula="of:=SUM([.B114:.G114])" office:value-type="float" office:value="1316.3945547" calcext:value-type="float">
            <text:p>1316,3945547</text:p>
          </table:table-cell>
        </table:table-row>
        <table:table-row table:style-name="ro1">
          <table:table-cell office:value-type="string" calcext:value-type="string">
            <text:p>2023-01-07 15:42:22</text:p>
          </table:table-cell>
          <table:table-cell office:value-type="float" office:value="1199.5234" calcext:value-type="float">
            <text:p>1199,5234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852097" calcext:value-type="float">
            <text:p>0,785209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8.98047" calcext:value-type="float">
            <text:p>38,98047</text:p>
          </table:table-cell>
          <table:table-cell/>
          <table:table-cell table:formula="of:=SUM([.B115:.G115])" office:value-type="float" office:value="1287.7109547" calcext:value-type="float">
            <text:p>1287,7109547</text:p>
          </table:table-cell>
        </table:table-row>
        <table:table-row table:style-name="ro1">
          <table:table-cell office:value-type="string" calcext:value-type="string">
            <text:p>2023-01-07 15:42:21</text:p>
          </table:table-cell>
          <table:table-cell office:value-type="float" office:value="1121.6406" calcext:value-type="float">
            <text:p>1121,6406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852097" calcext:value-type="float">
            <text:p>0,785209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8.98047" calcext:value-type="float">
            <text:p>38,98047</text:p>
          </table:table-cell>
          <table:table-cell/>
          <table:table-cell table:formula="of:=SUM([.B116:.G116])" office:value-type="float" office:value="1209.8281547" calcext:value-type="float">
            <text:p>1209,8281547</text:p>
          </table:table-cell>
        </table:table-row>
        <table:table-row table:style-name="ro1">
          <table:table-cell office:value-type="string" calcext:value-type="string">
            <text:p>2023-01-07 15:42:20</text:p>
          </table:table-cell>
          <table:table-cell office:value-type="float" office:value="949.3789" calcext:value-type="float">
            <text:p>949,3789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850342" calcext:value-type="float">
            <text:p>0,785034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8.98047" calcext:value-type="float">
            <text:p>38,98047</text:p>
          </table:table-cell>
          <table:table-cell/>
          <table:table-cell table:formula="of:=SUM([.B117:.G117])" office:value-type="float" office:value="1037.5662792" calcext:value-type="float">
            <text:p>1037,5662792</text:p>
          </table:table-cell>
        </table:table-row>
        <table:table-row table:style-name="ro1">
          <table:table-cell office:value-type="string" calcext:value-type="string">
            <text:p>2023-01-07 15:42:19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20447" calcext:value-type="float">
            <text:p>0,50204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11328" calcext:value-type="float">
            <text:p>41,11328</text:p>
          </table:table-cell>
          <table:table-cell/>
          <table:table-cell table:formula="of:=SUM([.B118:.G118])" office:value-type="float" office:value="41.8653247" calcext:value-type="float">
            <text:p>41,8653247</text:p>
          </table:table-cell>
        </table:table-row>
        <table:table-row table:style-name="ro1">
          <table:table-cell office:value-type="string" calcext:value-type="string">
            <text:p>2023-01-07 15:42:18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20447" calcext:value-type="float">
            <text:p>0,50204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11328" calcext:value-type="float">
            <text:p>41,11328</text:p>
          </table:table-cell>
          <table:table-cell/>
          <table:table-cell table:formula="of:=SUM([.B119:.G119])" office:value-type="float" office:value="41.8653247" calcext:value-type="float">
            <text:p>41,8653247</text:p>
          </table:table-cell>
        </table:table-row>
        <table:table-row table:style-name="ro1">
          <table:table-cell office:value-type="string" calcext:value-type="string">
            <text:p>2023-01-07 15:42:17</text:p>
          </table:table-cell>
          <table:table-cell office:value-type="float" office:value="1162.2461" calcext:value-type="float">
            <text:p>1162,2461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850723" calcext:value-type="float">
            <text:p>0,785072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1.14453" calcext:value-type="float">
            <text:p>41,14453</text:p>
          </table:table-cell>
          <table:table-cell/>
          <table:table-cell table:formula="of:=SUM([.B120:.G120])" office:value-type="float" office:value="1246.5975773" calcext:value-type="float">
            <text:p>1246,5975773</text:p>
          </table:table-cell>
        </table:table-row>
        <table:table-row table:style-name="ro1">
          <table:table-cell office:value-type="string" calcext:value-type="string">
            <text:p>2023-01-07 15:42:16</text:p>
          </table:table-cell>
          <table:table-cell office:value-type="float" office:value="1130.0039" calcext:value-type="float">
            <text:p>1130,0039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850723" calcext:value-type="float">
            <text:p>0,785072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1.14453" calcext:value-type="float">
            <text:p>41,14453</text:p>
          </table:table-cell>
          <table:table-cell/>
          <table:table-cell table:formula="of:=SUM([.B121:.G121])" office:value-type="float" office:value="1214.3553773" calcext:value-type="float">
            <text:p>1214,3553773</text:p>
          </table:table-cell>
        </table:table-row>
        <table:table-row table:style-name="ro1">
          <table:table-cell office:value-type="string" calcext:value-type="string">
            <text:p>2023-01-07 15:42:15</text:p>
          </table:table-cell>
          <table:table-cell office:value-type="float" office:value="1129.9844" calcext:value-type="float">
            <text:p>1129,9844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850723" calcext:value-type="float">
            <text:p>0,785072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1.14453" calcext:value-type="float">
            <text:p>41,14453</text:p>
          </table:table-cell>
          <table:table-cell/>
          <table:table-cell table:formula="of:=SUM([.B122:.G122])" office:value-type="float" office:value="1214.3358773" calcext:value-type="float">
            <text:p>1214,3358773</text:p>
          </table:table-cell>
        </table:table-row>
        <table:table-row table:style-name="ro1">
          <table:table-cell office:value-type="string" calcext:value-type="string">
            <text:p>2023-01-07 15:42:14</text:p>
          </table:table-cell>
          <table:table-cell office:value-type="float" office:value="1129.957" calcext:value-type="float">
            <text:p>1129,957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850723" calcext:value-type="float">
            <text:p>0,785072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1.14453" calcext:value-type="float">
            <text:p>41,14453</text:p>
          </table:table-cell>
          <table:table-cell/>
          <table:table-cell table:formula="of:=SUM([.B123:.G123])" office:value-type="float" office:value="1214.3084773" calcext:value-type="float">
            <text:p>1214,3084773</text:p>
          </table:table-cell>
        </table:table-row>
        <table:table-row table:style-name="ro1">
          <table:table-cell office:value-type="string" calcext:value-type="string">
            <text:p>2023-01-07 15:42:13</text:p>
          </table:table-cell>
          <table:table-cell office:value-type="float" office:value="955.5156" calcext:value-type="float">
            <text:p>955,5156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848969" calcext:value-type="float">
            <text:p>0,784896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1.14453" calcext:value-type="float">
            <text:p>41,14453</text:p>
          </table:table-cell>
          <table:table-cell/>
          <table:table-cell table:formula="of:=SUM([.B124:.G124])" office:value-type="float" office:value="1039.8669019" calcext:value-type="float">
            <text:p>1039,8669019</text:p>
          </table:table-cell>
        </table:table-row>
        <table:table-row table:style-name="ro1">
          <table:table-cell office:value-type="string" calcext:value-type="string">
            <text:p>2023-01-07 15:42:12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18539" calcext:value-type="float">
            <text:p>0,50185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11328" calcext:value-type="float">
            <text:p>41,11328</text:p>
          </table:table-cell>
          <table:table-cell/>
          <table:table-cell table:formula="of:=SUM([.B125:.G125])" office:value-type="float" office:value="41.8651339" calcext:value-type="float">
            <text:p>41,8651339</text:p>
          </table:table-cell>
        </table:table-row>
        <table:table-row table:style-name="ro1">
          <table:table-cell office:value-type="string" calcext:value-type="string">
            <text:p>2023-01-07 15:42:11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18539" calcext:value-type="float">
            <text:p>0,50185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11328" calcext:value-type="float">
            <text:p>41,11328</text:p>
          </table:table-cell>
          <table:table-cell/>
          <table:table-cell table:formula="of:=SUM([.B126:.G126])" office:value-type="float" office:value="41.8651339" calcext:value-type="float">
            <text:p>41,8651339</text:p>
          </table:table-cell>
        </table:table-row>
        <table:table-row table:style-name="ro1">
          <table:table-cell office:value-type="string" calcext:value-type="string">
            <text:p>2023-01-07 15:42:10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18539" calcext:value-type="float">
            <text:p>0,50185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11328" calcext:value-type="float">
            <text:p>41,11328</text:p>
          </table:table-cell>
          <table:table-cell/>
          <table:table-cell table:formula="of:=SUM([.B127:.G127])" office:value-type="float" office:value="41.8651339" calcext:value-type="float">
            <text:p>41,8651339</text:p>
          </table:table-cell>
        </table:table-row>
        <table:table-row table:style-name="ro1">
          <table:table-cell office:value-type="string" calcext:value-type="string">
            <text:p>2023-01-07 15:42:09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18539" calcext:value-type="float">
            <text:p>0,50185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11328" calcext:value-type="float">
            <text:p>41,11328</text:p>
          </table:table-cell>
          <table:table-cell/>
          <table:table-cell table:formula="of:=SUM([.B128:.G128])" office:value-type="float" office:value="41.8651339" calcext:value-type="float">
            <text:p>41,8651339</text:p>
          </table:table-cell>
        </table:table-row>
        <table:table-row table:style-name="ro1">
          <table:table-cell office:value-type="string" calcext:value-type="string">
            <text:p>2023-01-07 15:42:08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18539" calcext:value-type="float">
            <text:p>0,50185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11328" calcext:value-type="float">
            <text:p>41,11328</text:p>
          </table:table-cell>
          <table:table-cell/>
          <table:table-cell table:formula="of:=SUM([.B129:.G129])" office:value-type="float" office:value="41.8651339" calcext:value-type="float">
            <text:p>41,8651339</text:p>
          </table:table-cell>
        </table:table-row>
        <table:table-row table:style-name="ro1">
          <table:table-cell office:value-type="string" calcext:value-type="string">
            <text:p>2023-01-07 15:42:07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18539" calcext:value-type="float">
            <text:p>0,50185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11328" calcext:value-type="float">
            <text:p>41,11328</text:p>
          </table:table-cell>
          <table:table-cell/>
          <table:table-cell table:formula="of:=SUM([.B130:.G130])" office:value-type="float" office:value="41.8651339" calcext:value-type="float">
            <text:p>41,8651339</text:p>
          </table:table-cell>
        </table:table-row>
        <table:table-row table:style-name="ro1">
          <table:table-cell office:value-type="string" calcext:value-type="string">
            <text:p>2023-01-07 15:42:06</text:p>
          </table:table-cell>
          <table:table-cell office:value-type="float" office:value="1250.8633" calcext:value-type="float">
            <text:p>1250,8633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838974" calcext:value-type="float">
            <text:p>0,783897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1.14453" calcext:value-type="float">
            <text:p>41,14453</text:p>
          </table:table-cell>
          <table:table-cell/>
          <table:table-cell table:formula="of:=SUM([.B131:.G131])" office:value-type="float" office:value="1331.2136024" calcext:value-type="float">
            <text:p>1331,2136024</text:p>
          </table:table-cell>
        </table:table-row>
        <table:table-row table:style-name="ro1">
          <table:table-cell office:value-type="string" calcext:value-type="string">
            <text:p>2023-01-07 15:42:05</text:p>
          </table:table-cell>
          <table:table-cell office:value-type="float" office:value="1251.6523" calcext:value-type="float">
            <text:p>1251,6523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838974" calcext:value-type="float">
            <text:p>0,783897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1.14453" calcext:value-type="float">
            <text:p>41,14453</text:p>
          </table:table-cell>
          <table:table-cell/>
          <table:table-cell table:formula="of:=SUM([.B132:.G132])" office:value-type="float" office:value="1332.0026024" calcext:value-type="float">
            <text:p>1332,0026024</text:p>
          </table:table-cell>
        </table:table-row>
        <table:table-row table:style-name="ro1">
          <table:table-cell office:value-type="string" calcext:value-type="string">
            <text:p>2023-01-07 15:42:04</text:p>
          </table:table-cell>
          <table:table-cell office:value-type="float" office:value="1251.6406" calcext:value-type="float">
            <text:p>1251,6406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838974" calcext:value-type="float">
            <text:p>0,783897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1.14453" calcext:value-type="float">
            <text:p>41,14453</text:p>
          </table:table-cell>
          <table:table-cell/>
          <table:table-cell table:formula="of:=SUM([.B133:.G133])" office:value-type="float" office:value="1331.9909024" calcext:value-type="float">
            <text:p>1331,9909024</text:p>
          </table:table-cell>
        </table:table-row>
        <table:table-row table:style-name="ro1">
          <table:table-cell office:value-type="string" calcext:value-type="string">
            <text:p>2023-01-07 15:42:03</text:p>
          </table:table-cell>
          <table:table-cell office:value-type="float" office:value="1251.5898" calcext:value-type="float">
            <text:p>1251,5898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838974" calcext:value-type="float">
            <text:p>0,783897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1.14453" calcext:value-type="float">
            <text:p>41,14453</text:p>
          </table:table-cell>
          <table:table-cell/>
          <table:table-cell table:formula="of:=SUM([.B134:.G134])" office:value-type="float" office:value="1331.9401024" calcext:value-type="float">
            <text:p>1331,9401024</text:p>
          </table:table-cell>
        </table:table-row>
        <table:table-row table:style-name="ro1">
          <table:table-cell office:value-type="string" calcext:value-type="string">
            <text:p>2023-01-07 15:42:02</text:p>
          </table:table-cell>
          <table:table-cell office:value-type="float" office:value="1138.4883" calcext:value-type="float">
            <text:p>1138,4883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838974" calcext:value-type="float">
            <text:p>0,783897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1.14453" calcext:value-type="float">
            <text:p>41,14453</text:p>
          </table:table-cell>
          <table:table-cell/>
          <table:table-cell table:formula="of:=SUM([.B135:.G135])" office:value-type="float" office:value="1218.8386024" calcext:value-type="float">
            <text:p>1218,8386024</text:p>
          </table:table-cell>
        </table:table-row>
        <table:table-row table:style-name="ro1">
          <table:table-cell office:value-type="string" calcext:value-type="string">
            <text:p>2023-01-07 15:42:01</text:p>
          </table:table-cell>
          <table:table-cell office:value-type="float" office:value="855.8398" calcext:value-type="float">
            <text:p>855,8398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841492" calcext:value-type="float">
            <text:p>0,784149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1.14453" calcext:value-type="float">
            <text:p>41,14453</text:p>
          </table:table-cell>
          <table:table-cell/>
          <table:table-cell table:formula="of:=SUM([.B136:.G136])" office:value-type="float" office:value="936.1903542" calcext:value-type="float">
            <text:p>936,1903542</text:p>
          </table:table-cell>
        </table:table-row>
        <table:table-row table:style-name="ro1">
          <table:table-cell office:value-type="string" calcext:value-type="string">
            <text:p>2023-01-07 15:42:00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16632" calcext:value-type="float">
            <text:p>0,5016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11328" calcext:value-type="float">
            <text:p>41,11328</text:p>
          </table:table-cell>
          <table:table-cell/>
          <table:table-cell table:formula="of:=SUM([.B137:.G137])" office:value-type="float" office:value="41.8649432" calcext:value-type="float">
            <text:p>41,8649432</text:p>
          </table:table-cell>
        </table:table-row>
        <table:table-row table:style-name="ro1">
          <table:table-cell office:value-type="string" calcext:value-type="string">
            <text:p>2023-01-07 15:41:59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16632" calcext:value-type="float">
            <text:p>0,5016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11328" calcext:value-type="float">
            <text:p>41,11328</text:p>
          </table:table-cell>
          <table:table-cell/>
          <table:table-cell table:formula="of:=SUM([.B138:.G138])" office:value-type="float" office:value="41.8649432" calcext:value-type="float">
            <text:p>41,8649432</text:p>
          </table:table-cell>
        </table:table-row>
        <table:table-row table:style-name="ro1">
          <table:table-cell office:value-type="string" calcext:value-type="string">
            <text:p>2023-01-07 15:41:58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16632" calcext:value-type="float">
            <text:p>0,5016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11328" calcext:value-type="float">
            <text:p>41,11328</text:p>
          </table:table-cell>
          <table:table-cell/>
          <table:table-cell table:formula="of:=SUM([.B139:.G139])" office:value-type="float" office:value="41.8649432" calcext:value-type="float">
            <text:p>41,8649432</text:p>
          </table:table-cell>
        </table:table-row>
        <table:table-row table:style-name="ro1">
          <table:table-cell office:value-type="string" calcext:value-type="string">
            <text:p>2023-01-07 15:41:57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16632" calcext:value-type="float">
            <text:p>0,5016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11328" calcext:value-type="float">
            <text:p>41,11328</text:p>
          </table:table-cell>
          <table:table-cell/>
          <table:table-cell table:formula="of:=SUM([.B140:.G140])" office:value-type="float" office:value="41.8649432" calcext:value-type="float">
            <text:p>41,8649432</text:p>
          </table:table-cell>
        </table:table-row>
        <table:table-row table:style-name="ro1">
          <table:table-cell office:value-type="string" calcext:value-type="string">
            <text:p>2023-01-07 15:41:56</text:p>
          </table:table-cell>
          <table:table-cell office:value-type="float" office:value="1161.3945" calcext:value-type="float">
            <text:p>1161,3945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845383" calcext:value-type="float">
            <text:p>0,7845383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1.14453" calcext:value-type="float">
            <text:p>41,14453</text:p>
          </table:table-cell>
          <table:table-cell/>
          <table:table-cell table:formula="of:=SUM([.B141:.G141])" office:value-type="float" office:value="1241.7454433" calcext:value-type="float">
            <text:p>1241,7454433</text:p>
          </table:table-cell>
        </table:table-row>
        <table:table-row table:style-name="ro1">
          <table:table-cell office:value-type="string" calcext:value-type="string">
            <text:p>2023-01-07 15:41:55</text:p>
          </table:table-cell>
          <table:table-cell office:value-type="float" office:value="1161.3516" calcext:value-type="float">
            <text:p>1161,3516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845383" calcext:value-type="float">
            <text:p>0,7845383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1.14453" calcext:value-type="float">
            <text:p>41,14453</text:p>
          </table:table-cell>
          <table:table-cell/>
          <table:table-cell table:formula="of:=SUM([.B142:.G142])" office:value-type="float" office:value="1241.7025433" calcext:value-type="float">
            <text:p>1241,7025433</text:p>
          </table:table-cell>
        </table:table-row>
        <table:table-row table:style-name="ro1">
          <table:table-cell office:value-type="string" calcext:value-type="string">
            <text:p>2023-01-07 15:41:54</text:p>
          </table:table-cell>
          <table:table-cell office:value-type="float" office:value="1073.7266" calcext:value-type="float">
            <text:p>1073,7266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845383" calcext:value-type="float">
            <text:p>0,784538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1.14453" calcext:value-type="float">
            <text:p>41,14453</text:p>
          </table:table-cell>
          <table:table-cell/>
          <table:table-cell table:formula="of:=SUM([.B143:.G143])" office:value-type="float" office:value="1152.0775433" calcext:value-type="float">
            <text:p>1152,0775433</text:p>
          </table:table-cell>
        </table:table-row>
        <table:table-row table:style-name="ro1">
          <table:table-cell office:value-type="string" calcext:value-type="string">
            <text:p>2023-01-07 15:41:53</text:p>
          </table:table-cell>
          <table:table-cell office:value-type="float" office:value="1016.3867" calcext:value-type="float">
            <text:p>1016,3867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845383" calcext:value-type="float">
            <text:p>0,784538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1.14453" calcext:value-type="float">
            <text:p>41,14453</text:p>
          </table:table-cell>
          <table:table-cell/>
          <table:table-cell table:formula="of:=SUM([.B144:.G144])" office:value-type="float" office:value="1094.7376433" calcext:value-type="float">
            <text:p>1094,7376433</text:p>
          </table:table-cell>
        </table:table-row>
        <table:table-row table:style-name="ro1">
          <table:table-cell office:value-type="string" calcext:value-type="string">
            <text:p>2023-01-07 15:41:52</text:p>
          </table:table-cell>
          <table:table-cell office:value-type="float" office:value="975.8828" calcext:value-type="float">
            <text:p>975,8828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843628" calcext:value-type="float">
            <text:p>0,784362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1.14453" calcext:value-type="float">
            <text:p>41,14453</text:p>
          </table:table-cell>
          <table:table-cell/>
          <table:table-cell table:formula="of:=SUM([.B145:.G145])" office:value-type="float" office:value="1054.2335678" calcext:value-type="float">
            <text:p>1054,2335678</text:p>
          </table:table-cell>
        </table:table-row>
        <table:table-row table:style-name="ro1">
          <table:table-cell office:value-type="string" calcext:value-type="string">
            <text:p>2023-01-07 15:41:51</text:p>
          </table:table-cell>
          <table:table-cell office:value-type="float" office:value="12.960938" calcext:value-type="float">
            <text:p>12,960938</text:p>
          </table:table-cell>
          <table:table-cell office:value-type="float" office:value="0.3125" calcext:value-type="float">
            <text:p>0,3125</text:p>
          </table:table-cell>
          <table:table-cell office:value-type="float" office:value="0.7206116" calcext:value-type="float">
            <text:p>0,72061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.57812" calcext:value-type="float">
            <text:p>40,57812</text:p>
          </table:table-cell>
          <table:table-cell/>
          <table:table-cell table:formula="of:=SUM([.B146:.G146])" office:value-type="float" office:value="58.5721696" calcext:value-type="float">
            <text:p>58,5721696</text:p>
          </table:table-cell>
        </table:table-row>
        <table:table-row table:style-name="ro1">
          <table:table-cell office:value-type="string" calcext:value-type="string">
            <text:p>2023-01-07 15:41:50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14725" calcext:value-type="float">
            <text:p>0,5014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83203" calcext:value-type="float">
            <text:p>33,83203</text:p>
          </table:table-cell>
          <table:table-cell/>
          <table:table-cell table:formula="of:=SUM([.B147:.G147])" office:value-type="float" office:value="34.5835025" calcext:value-type="float">
            <text:p>34,5835025</text:p>
          </table:table-cell>
        </table:table-row>
        <table:table-row table:style-name="ro1">
          <table:table-cell office:value-type="string" calcext:value-type="string">
            <text:p>2023-01-07 15:41:49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14725" calcext:value-type="float">
            <text:p>0,5014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83203" calcext:value-type="float">
            <text:p>33,83203</text:p>
          </table:table-cell>
          <table:table-cell/>
          <table:table-cell table:formula="of:=SUM([.B148:.G148])" office:value-type="float" office:value="34.5835025" calcext:value-type="float">
            <text:p>34,5835025</text:p>
          </table:table-cell>
        </table:table-row>
        <table:table-row table:style-name="ro1">
          <table:table-cell office:value-type="string" calcext:value-type="string">
            <text:p>2023-01-07 15:41:48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14725" calcext:value-type="float">
            <text:p>0,5014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83203" calcext:value-type="float">
            <text:p>33,83203</text:p>
          </table:table-cell>
          <table:table-cell/>
          <table:table-cell table:formula="of:=SUM([.B149:.G149])" office:value-type="float" office:value="34.5835025" calcext:value-type="float">
            <text:p>34,5835025</text:p>
          </table:table-cell>
        </table:table-row>
        <table:table-row table:style-name="ro1">
          <table:table-cell office:value-type="string" calcext:value-type="string">
            <text:p>2023-01-07 15:41:47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14725" calcext:value-type="float">
            <text:p>0,5014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83203" calcext:value-type="float">
            <text:p>33,83203</text:p>
          </table:table-cell>
          <table:table-cell/>
          <table:table-cell table:formula="of:=SUM([.B150:.G150])" office:value-type="float" office:value="34.5835025" calcext:value-type="float">
            <text:p>34,5835025</text:p>
          </table:table-cell>
        </table:table-row>
        <table:table-row table:style-name="ro1">
          <table:table-cell office:value-type="string" calcext:value-type="string">
            <text:p>2023-01-07 15:41:46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14725" calcext:value-type="float">
            <text:p>0,5014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83203" calcext:value-type="float">
            <text:p>33,83203</text:p>
          </table:table-cell>
          <table:table-cell/>
          <table:table-cell table:formula="of:=SUM([.B151:.G151])" office:value-type="float" office:value="34.5835025" calcext:value-type="float">
            <text:p>34,5835025</text:p>
          </table:table-cell>
        </table:table-row>
        <table:table-row table:style-name="ro1">
          <table:table-cell office:value-type="string" calcext:value-type="string">
            <text:p>2023-01-07 15:41:45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14725" calcext:value-type="float">
            <text:p>0,5014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83203" calcext:value-type="float">
            <text:p>33,83203</text:p>
          </table:table-cell>
          <table:table-cell/>
          <table:table-cell table:formula="of:=SUM([.B152:.G152])" office:value-type="float" office:value="34.5835025" calcext:value-type="float">
            <text:p>34,5835025</text:p>
          </table:table-cell>
        </table:table-row>
        <table:table-row table:style-name="ro1">
          <table:table-cell office:value-type="string" calcext:value-type="string">
            <text:p>2023-01-07 15:41:44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14725" calcext:value-type="float">
            <text:p>0,5014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83203" calcext:value-type="float">
            <text:p>33,83203</text:p>
          </table:table-cell>
          <table:table-cell/>
          <table:table-cell table:formula="of:=SUM([.B153:.G153])" office:value-type="float" office:value="34.5835025" calcext:value-type="float">
            <text:p>34,5835025</text:p>
          </table:table-cell>
        </table:table-row>
        <table:table-row table:style-name="ro1">
          <table:table-cell office:value-type="string" calcext:value-type="string">
            <text:p>2023-01-07 15:41:43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14725" calcext:value-type="float">
            <text:p>0,5014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83203" calcext:value-type="float">
            <text:p>33,83203</text:p>
          </table:table-cell>
          <table:table-cell/>
          <table:table-cell table:formula="of:=SUM([.B154:.G154])" office:value-type="float" office:value="34.5835025" calcext:value-type="float">
            <text:p>34,5835025</text:p>
          </table:table-cell>
        </table:table-row>
        <table:table-row table:style-name="ro1">
          <table:table-cell office:value-type="string" calcext:value-type="string">
            <text:p>2023-01-07 15:41:42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14725" calcext:value-type="float">
            <text:p>0,5014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83203" calcext:value-type="float">
            <text:p>33,83203</text:p>
          </table:table-cell>
          <table:table-cell/>
          <table:table-cell table:formula="of:=SUM([.B155:.G155])" office:value-type="float" office:value="34.5835025" calcext:value-type="float">
            <text:p>34,5835025</text:p>
          </table:table-cell>
        </table:table-row>
        <table:table-row table:style-name="ro1">
          <table:table-cell office:value-type="string" calcext:value-type="string">
            <text:p>2023-01-07 15:41:41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14725" calcext:value-type="float">
            <text:p>0,5014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83203" calcext:value-type="float">
            <text:p>33,83203</text:p>
          </table:table-cell>
          <table:table-cell/>
          <table:table-cell table:formula="of:=SUM([.B156:.G156])" office:value-type="float" office:value="34.5835025" calcext:value-type="float">
            <text:p>34,5835025</text:p>
          </table:table-cell>
        </table:table-row>
        <table:table-row table:style-name="ro1">
          <table:table-cell office:value-type="string" calcext:value-type="string">
            <text:p>2023-01-07 15:41:40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14725" calcext:value-type="float">
            <text:p>0,5014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83203" calcext:value-type="float">
            <text:p>33,83203</text:p>
          </table:table-cell>
          <table:table-cell/>
          <table:table-cell table:formula="of:=SUM([.B157:.G157])" office:value-type="float" office:value="34.5835025" calcext:value-type="float">
            <text:p>34,5835025</text:p>
          </table:table-cell>
        </table:table-row>
        <table:table-row table:style-name="ro1">
          <table:table-cell office:value-type="string" calcext:value-type="string">
            <text:p>2023-01-07 15:41:39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14725" calcext:value-type="float">
            <text:p>0,5014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83203" calcext:value-type="float">
            <text:p>33,83203</text:p>
          </table:table-cell>
          <table:table-cell/>
          <table:table-cell table:formula="of:=SUM([.B158:.G158])" office:value-type="float" office:value="34.5835025" calcext:value-type="float">
            <text:p>34,5835025</text:p>
          </table:table-cell>
        </table:table-row>
        <table:table-row table:style-name="ro1">
          <table:table-cell office:value-type="string" calcext:value-type="string">
            <text:p>2023-01-07 15:41:38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14725" calcext:value-type="float">
            <text:p>0,5014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83203" calcext:value-type="float">
            <text:p>33,83203</text:p>
          </table:table-cell>
          <table:table-cell/>
          <table:table-cell table:formula="of:=SUM([.B159:.G159])" office:value-type="float" office:value="34.5835025" calcext:value-type="float">
            <text:p>34,5835025</text:p>
          </table:table-cell>
        </table:table-row>
        <table:table-row table:style-name="ro1">
          <table:table-cell office:value-type="string" calcext:value-type="string">
            <text:p>2023-01-07 15:41:37</text:p>
          </table:table-cell>
          <table:table-cell office:value-type="float" office:value="1251.6562" calcext:value-type="float">
            <text:p>1251,6562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842712" calcext:value-type="float">
            <text:p>0,784271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9.44141" calcext:value-type="float">
            <text:p>29,44141</text:p>
          </table:table-cell>
          <table:table-cell/>
          <table:table-cell table:formula="of:=SUM([.B160:.G160])" office:value-type="float" office:value="1318.3037562" calcext:value-type="float">
            <text:p>1318,3037562</text:p>
          </table:table-cell>
        </table:table-row>
        <table:table-row table:style-name="ro1">
          <table:table-cell office:value-type="string" calcext:value-type="string">
            <text:p>2023-01-07 15:41:36</text:p>
          </table:table-cell>
          <table:table-cell office:value-type="float" office:value="1170.1953" calcext:value-type="float">
            <text:p>1170,1953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842712" calcext:value-type="float">
            <text:p>0,784271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9.58203" calcext:value-type="float">
            <text:p>29,58203</text:p>
          </table:table-cell>
          <table:table-cell/>
          <table:table-cell table:formula="of:=SUM([.B161:.G161])" office:value-type="float" office:value="1236.9834762" calcext:value-type="float">
            <text:p>1236,9834762</text:p>
          </table:table-cell>
        </table:table-row>
        <table:table-row table:style-name="ro1">
          <table:table-cell office:value-type="string" calcext:value-type="string">
            <text:p>2023-01-07 15:41:35</text:p>
          </table:table-cell>
          <table:table-cell office:value-type="float" office:value="1170.1719" calcext:value-type="float">
            <text:p>1170,1719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842712" calcext:value-type="float">
            <text:p>0,784271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9.58203" calcext:value-type="float">
            <text:p>29,58203</text:p>
          </table:table-cell>
          <table:table-cell/>
          <table:table-cell table:formula="of:=SUM([.B162:.G162])" office:value-type="float" office:value="1236.9600762" calcext:value-type="float">
            <text:p>1236,9600762</text:p>
          </table:table-cell>
        </table:table-row>
        <table:table-row table:style-name="ro1">
          <table:table-cell office:value-type="string" calcext:value-type="string">
            <text:p>2023-01-07 15:41:34</text:p>
          </table:table-cell>
          <table:table-cell office:value-type="float" office:value="1098.625" calcext:value-type="float">
            <text:p>1098,625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842712" calcext:value-type="float">
            <text:p>0,784271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0.76562" calcext:value-type="float">
            <text:p>30,76562</text:p>
          </table:table-cell>
          <table:table-cell/>
          <table:table-cell table:formula="of:=SUM([.B163:.G163])" office:value-type="float" office:value="1166.5967662" calcext:value-type="float">
            <text:p>1166,5967662</text:p>
          </table:table-cell>
        </table:table-row>
        <table:table-row table:style-name="ro1">
          <table:table-cell office:value-type="string" calcext:value-type="string">
            <text:p>2023-01-07 15:41:33</text:p>
          </table:table-cell>
          <table:table-cell office:value-type="float" office:value="966.4609" calcext:value-type="float">
            <text:p>966,4609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842712" calcext:value-type="float">
            <text:p>0,784271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2.76562" calcext:value-type="float">
            <text:p>32,76562</text:p>
          </table:table-cell>
          <table:table-cell/>
          <table:table-cell table:formula="of:=SUM([.B164:.G164])" office:value-type="float" office:value="1036.4326662" calcext:value-type="float">
            <text:p>1036,4326662</text:p>
          </table:table-cell>
        </table:table-row>
        <table:table-row table:style-name="ro1">
          <table:table-cell office:value-type="string" calcext:value-type="string">
            <text:p>2023-01-07 15:41:32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12817" calcext:value-type="float">
            <text:p>0,5012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41406" calcext:value-type="float">
            <text:p>46,41406</text:p>
          </table:table-cell>
          <table:table-cell/>
          <table:table-cell table:formula="of:=SUM([.B165:.G165])" office:value-type="float" office:value="47.1653417" calcext:value-type="float">
            <text:p>47,1653417</text:p>
          </table:table-cell>
        </table:table-row>
        <table:table-row table:style-name="ro1">
          <table:table-cell office:value-type="string" calcext:value-type="string">
            <text:p>2023-01-07 15:41:31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12817" calcext:value-type="float">
            <text:p>0,5012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41406" calcext:value-type="float">
            <text:p>46,41406</text:p>
          </table:table-cell>
          <table:table-cell/>
          <table:table-cell table:formula="of:=SUM([.B166:.G166])" office:value-type="float" office:value="47.1653417" calcext:value-type="float">
            <text:p>47,1653417</text:p>
          </table:table-cell>
        </table:table-row>
        <table:table-row table:style-name="ro1">
          <table:table-cell office:value-type="string" calcext:value-type="string">
            <text:p>2023-01-07 15:41:30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12817" calcext:value-type="float">
            <text:p>0,5012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41406" calcext:value-type="float">
            <text:p>46,41406</text:p>
          </table:table-cell>
          <table:table-cell/>
          <table:table-cell table:formula="of:=SUM([.B167:.G167])" office:value-type="float" office:value="47.1653417" calcext:value-type="float">
            <text:p>47,1653417</text:p>
          </table:table-cell>
        </table:table-row>
        <table:table-row table:style-name="ro1">
          <table:table-cell office:value-type="string" calcext:value-type="string">
            <text:p>2023-01-07 15:41:29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12817" calcext:value-type="float">
            <text:p>0,5012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41406" calcext:value-type="float">
            <text:p>46,41406</text:p>
          </table:table-cell>
          <table:table-cell/>
          <table:table-cell table:formula="of:=SUM([.B168:.G168])" office:value-type="float" office:value="47.1653417" calcext:value-type="float">
            <text:p>47,1653417</text:p>
          </table:table-cell>
        </table:table-row>
        <table:table-row table:style-name="ro1">
          <table:table-cell office:value-type="string" calcext:value-type="string">
            <text:p>2023-01-07 15:41:28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12817" calcext:value-type="float">
            <text:p>0,5012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41406" calcext:value-type="float">
            <text:p>46,41406</text:p>
          </table:table-cell>
          <table:table-cell/>
          <table:table-cell table:formula="of:=SUM([.B169:.G169])" office:value-type="float" office:value="47.1653417" calcext:value-type="float">
            <text:p>47,1653417</text:p>
          </table:table-cell>
        </table:table-row>
        <table:table-row table:style-name="ro1">
          <table:table-cell office:value-type="string" calcext:value-type="string">
            <text:p>2023-01-07 15:41:27</text:p>
          </table:table-cell>
          <table:table-cell office:value-type="float" office:value="1138.0977" calcext:value-type="float">
            <text:p>1138,0977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835388" calcext:value-type="float">
            <text:p>0,783538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6.44531" calcext:value-type="float">
            <text:p>46,44531</text:p>
          </table:table-cell>
          <table:table-cell/>
          <table:table-cell table:formula="of:=SUM([.B170:.G170])" office:value-type="float" office:value="1211.7484238" calcext:value-type="float">
            <text:p>1211,7484238</text:p>
          </table:table-cell>
        </table:table-row>
        <table:table-row table:style-name="ro1">
          <table:table-cell office:value-type="string" calcext:value-type="string">
            <text:p>2023-01-07 15:41:26</text:p>
          </table:table-cell>
          <table:table-cell office:value-type="float" office:value="1138.082" calcext:value-type="float">
            <text:p>1138,082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835388" calcext:value-type="float">
            <text:p>0,783538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6.44531" calcext:value-type="float">
            <text:p>46,44531</text:p>
          </table:table-cell>
          <table:table-cell/>
          <table:table-cell table:formula="of:=SUM([.B171:.G171])" office:value-type="float" office:value="1211.7327238" calcext:value-type="float">
            <text:p>1211,7327238</text:p>
          </table:table-cell>
        </table:table-row>
        <table:table-row table:style-name="ro1">
          <table:table-cell office:value-type="string" calcext:value-type="string">
            <text:p>2023-01-07 15:41:25</text:p>
          </table:table-cell>
          <table:table-cell office:value-type="float" office:value="1138.0625" calcext:value-type="float">
            <text:p>1138,0625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835388" calcext:value-type="float">
            <text:p>0,783538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6.44531" calcext:value-type="float">
            <text:p>46,44531</text:p>
          </table:table-cell>
          <table:table-cell/>
          <table:table-cell table:formula="of:=SUM([.B172:.G172])" office:value-type="float" office:value="1211.7132238" calcext:value-type="float">
            <text:p>1211,7132238</text:p>
          </table:table-cell>
        </table:table-row>
        <table:table-row table:style-name="ro1">
          <table:table-cell office:value-type="string" calcext:value-type="string">
            <text:p>2023-01-07 15:41:24</text:p>
          </table:table-cell>
          <table:table-cell office:value-type="float" office:value="1138.043" calcext:value-type="float">
            <text:p>1138,043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7835388" calcext:value-type="float">
            <text:p>0,783538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6.44531" calcext:value-type="float">
            <text:p>46,44531</text:p>
          </table:table-cell>
          <table:table-cell/>
          <table:table-cell table:formula="of:=SUM([.B173:.G173])" office:value-type="float" office:value="1211.6937238" calcext:value-type="float">
            <text:p>1211,6937238</text:p>
          </table:table-cell>
        </table:table-row>
        <table:table-row table:style-name="ro1">
          <table:table-cell office:value-type="string" calcext:value-type="string">
            <text:p>2023-01-07 15:41:23</text:p>
          </table:table-cell>
          <table:table-cell office:value-type="float" office:value="269.1992" calcext:value-type="float">
            <text:p>269,1992</text:p>
          </table:table-cell>
          <table:table-cell office:value-type="float" office:value="0.4375" calcext:value-type="float">
            <text:p>0,4375</text:p>
          </table:table-cell>
          <table:table-cell office:value-type="float" office:value="0.7916794" calcext:value-type="float">
            <text:p>0,791679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.30469" calcext:value-type="float">
            <text:p>48,30469</text:p>
          </table:table-cell>
          <table:table-cell/>
          <table:table-cell table:formula="of:=SUM([.B174:.G174])" office:value-type="float" office:value="340.7330694" calcext:value-type="float">
            <text:p>340,7330694</text:p>
          </table:table-cell>
        </table:table-row>
        <table:table-row table:style-name="ro1">
          <table:table-cell office:value-type="string" calcext:value-type="string">
            <text:p>2023-01-07 15:41:22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1091" calcext:value-type="float">
            <text:p>0,501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27344" calcext:value-type="float">
            <text:p>48,27344</text:p>
          </table:table-cell>
          <table:table-cell/>
          <table:table-cell table:formula="of:=SUM([.B175:.G175])" office:value-type="float" office:value="49.040156" calcext:value-type="float">
            <text:p>49,040156</text:p>
          </table:table-cell>
        </table:table-row>
        <table:table-row table:style-name="ro1">
          <table:table-cell office:value-type="string" calcext:value-type="string">
            <text:p>2023-01-07 15:41:21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1091" calcext:value-type="float">
            <text:p>0,501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27344" calcext:value-type="float">
            <text:p>48,27344</text:p>
          </table:table-cell>
          <table:table-cell/>
          <table:table-cell table:formula="of:=SUM([.B176:.G176])" office:value-type="float" office:value="49.040156" calcext:value-type="float">
            <text:p>49,040156</text:p>
          </table:table-cell>
        </table:table-row>
        <table:table-row table:style-name="ro1">
          <table:table-cell office:value-type="string" calcext:value-type="string">
            <text:p>2023-01-07 15:41:20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1091" calcext:value-type="float">
            <text:p>0,501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27344" calcext:value-type="float">
            <text:p>48,27344</text:p>
          </table:table-cell>
          <table:table-cell/>
          <table:table-cell table:formula="of:=SUM([.B177:.G177])" office:value-type="float" office:value="49.040156" calcext:value-type="float">
            <text:p>49,040156</text:p>
          </table:table-cell>
        </table:table-row>
        <table:table-row table:style-name="ro1">
          <table:table-cell office:value-type="string" calcext:value-type="string">
            <text:p>2023-01-07 15:41:19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1091" calcext:value-type="float">
            <text:p>0,501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27344" calcext:value-type="float">
            <text:p>48,27344</text:p>
          </table:table-cell>
          <table:table-cell/>
          <table:table-cell table:formula="of:=SUM([.B178:.G178])" office:value-type="float" office:value="49.040156" calcext:value-type="float">
            <text:p>49,040156</text:p>
          </table:table-cell>
        </table:table-row>
        <table:table-row table:style-name="ro1">
          <table:table-cell office:value-type="string" calcext:value-type="string">
            <text:p>2023-01-07 15:41:18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1091" calcext:value-type="float">
            <text:p>0,501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27344" calcext:value-type="float">
            <text:p>48,27344</text:p>
          </table:table-cell>
          <table:table-cell/>
          <table:table-cell table:formula="of:=SUM([.B179:.G179])" office:value-type="float" office:value="49.040156" calcext:value-type="float">
            <text:p>49,040156</text:p>
          </table:table-cell>
        </table:table-row>
        <table:table-row table:style-name="ro1">
          <table:table-cell office:value-type="string" calcext:value-type="string">
            <text:p>2023-01-07 15:41:17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1091" calcext:value-type="float">
            <text:p>0,501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27344" calcext:value-type="float">
            <text:p>48,27344</text:p>
          </table:table-cell>
          <table:table-cell/>
          <table:table-cell table:formula="of:=SUM([.B180:.G180])" office:value-type="float" office:value="49.040156" calcext:value-type="float">
            <text:p>49,040156</text:p>
          </table:table-cell>
        </table:table-row>
        <table:table-row table:style-name="ro1">
          <table:table-cell office:value-type="string" calcext:value-type="string">
            <text:p>2023-01-07 15:41:16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1091" calcext:value-type="float">
            <text:p>0,501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27344" calcext:value-type="float">
            <text:p>48,27344</text:p>
          </table:table-cell>
          <table:table-cell/>
          <table:table-cell table:formula="of:=SUM([.B181:.G181])" office:value-type="float" office:value="49.040156" calcext:value-type="float">
            <text:p>49,040156</text:p>
          </table:table-cell>
        </table:table-row>
      </table:table>
      <table:table table:name="Sheet2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office:value-type="string" calcext:value-type="string">
            <text:p>sixth</text:p>
          </table:table-cell>
          <table:table-cell office:value-type="string" calcext:value-type="string">
            <text:p>seventh</text:p>
          </table:table-cell>
          <table:table-cell office:value-type="string" calcext:value-type="string">
            <text:p>eigth</text:p>
          </table:table-cell>
          <table:table-cell office:value-type="string" calcext:value-type="string">
            <text:p>ninth</text:p>
          </table:table-cell>
          <table:table-cell office:value-type="string" calcext:value-type="string">
            <text:p>tenth</text:p>
          </table:table-cell>
          <table:table-cell/>
          <table:table-cell office:value-type="string" calcext:value-type="string">
            <text:p>peak avg</text:p>
          </table:table-cell>
          <table:table-cell office:value-type="string" calcext:value-type="string">
            <text:p>peak:</text:p>
          </table:table-cell>
          <table:table-cell/>
          <table:table-cell office:value-type="string" calcext:value-type="string">
            <text:p>avg of testdata</text:p>
          </table:table-cell>
        </table:table-row>
        <table:table-row table:style-name="ro1">
          <table:table-cell office:value-type="float" office:value="1211.7484238" calcext:value-type="float">
            <text:p>1211,7484238</text:p>
          </table:table-cell>
          <table:table-cell office:value-type="float" office:value="1318.3037562" calcext:value-type="float">
            <text:p>1318,3037562</text:p>
          </table:table-cell>
          <table:table-cell office:value-type="float" office:value="1241.7454433" calcext:value-type="float">
            <text:p>1241,7454433</text:p>
          </table:table-cell>
          <table:table-cell office:value-type="float" office:value="1331.2136024" calcext:value-type="float">
            <text:p>1331,2136024</text:p>
          </table:table-cell>
          <table:table-cell office:value-type="float" office:value="1246.5975773" calcext:value-type="float">
            <text:p>1246,5975773</text:p>
          </table:table-cell>
          <table:table-cell office:value-type="float" office:value="701.3688776" calcext:value-type="float">
            <text:p>701,3688776</text:p>
          </table:table-cell>
          <table:table-cell office:value-type="float" office:value="1240.5429273" calcext:value-type="float">
            <text:p>1240,5429273</text:p>
          </table:table-cell>
          <table:table-cell office:value-type="float" office:value="1287.9411171" calcext:value-type="float">
            <text:p>1287,9411171</text:p>
          </table:table-cell>
          <table:table-cell office:value-type="float" office:value="1369.7658391" calcext:value-type="float">
            <text:p>1369,7658391</text:p>
          </table:table-cell>
          <table:table-cell office:value-type="float" office:value="1309.8871227" calcext:value-type="float">
            <text:p>1309,8871227</text:p>
          </table:table-cell>
          <table:table-cell/>
          <table:table-cell table:formula="of:=AVERAGE([.A13:.J13])" office:value-type="float" office:value="1287.49371639" calcext:value-type="float">
            <text:p>1287,49371639</text:p>
          </table:table-cell>
          <table:table-cell table:formula="of:=MAX([.A2:.J7])" office:value-type="float" office:value="1369.7658391" calcext:value-type="float">
            <text:p>1369,7658391</text:p>
          </table:table-cell>
          <table:table-cell/>
          <table:table-cell table:formula="of:=AVERAGE([.A2:.J8])" office:value-type="float" office:value="1166.8057420283" calcext:value-type="float">
            <text:p>1166,8057420283</text:p>
          </table:table-cell>
        </table:table-row>
        <table:table-row table:style-name="ro1">
          <table:table-cell office:value-type="float" office:value="1211.7327238" calcext:value-type="float">
            <text:p>1211,7327238</text:p>
          </table:table-cell>
          <table:table-cell office:value-type="float" office:value="1236.9834762" calcext:value-type="float">
            <text:p>1236,9834762</text:p>
          </table:table-cell>
          <table:table-cell office:value-type="float" office:value="1241.7025433" calcext:value-type="float">
            <text:p>1241,7025433</text:p>
          </table:table-cell>
          <table:table-cell office:value-type="float" office:value="1332.0026024" calcext:value-type="float">
            <text:p>1332,0026024</text:p>
          </table:table-cell>
          <table:table-cell office:value-type="float" office:value="1214.3553773" calcext:value-type="float">
            <text:p>1214,3553773</text:p>
          </table:table-cell>
          <table:table-cell office:value-type="float" office:value="1316.4023547" calcext:value-type="float">
            <text:p>1316,4023547</text:p>
          </table:table-cell>
          <table:table-cell office:value-type="float" office:value="1240.5272273" calcext:value-type="float">
            <text:p>1240,5272273</text:p>
          </table:table-cell>
          <table:table-cell office:value-type="float" office:value="1287.9294171" calcext:value-type="float">
            <text:p>1287,9294171</text:p>
          </table:table-cell>
          <table:table-cell office:value-type="float" office:value="1369.7267391" calcext:value-type="float">
            <text:p>1369,7267391</text:p>
          </table:table-cell>
          <table:table-cell office:value-type="float" office:value="1278.6957227" calcext:value-type="float">
            <text:p>1278,6957227</text:p>
          </table:table-cell>
          <table:table-cell table:number-columns-repeated="5"/>
        </table:table-row>
        <table:table-row table:style-name="ro1">
          <table:table-cell office:value-type="float" office:value="1211.7132238" calcext:value-type="float">
            <text:p>1211,7132238</text:p>
          </table:table-cell>
          <table:table-cell office:value-type="float" office:value="1236.9600762" calcext:value-type="float">
            <text:p>1236,9600762</text:p>
          </table:table-cell>
          <table:table-cell office:value-type="float" office:value="1152.0775433" calcext:value-type="float">
            <text:p>1152,0775433</text:p>
          </table:table-cell>
          <table:table-cell office:value-type="float" office:value="1331.9909024" calcext:value-type="float">
            <text:p>1331,9909024</text:p>
          </table:table-cell>
          <table:table-cell office:value-type="float" office:value="1214.3358773" calcext:value-type="float">
            <text:p>1214,3358773</text:p>
          </table:table-cell>
          <table:table-cell office:value-type="float" office:value="1316.3945547" calcext:value-type="float">
            <text:p>1316,3945547</text:p>
          </table:table-cell>
          <table:table-cell office:value-type="float" office:value="1240.5233273" calcext:value-type="float">
            <text:p>1240,5233273</text:p>
          </table:table-cell>
          <table:table-cell office:value-type="float" office:value="1256.7029171" calcext:value-type="float">
            <text:p>1256,7029171</text:p>
          </table:table-cell>
          <table:table-cell office:value-type="float" office:value="1340.5587391" calcext:value-type="float">
            <text:p>1340,5587391</text:p>
          </table:table-cell>
          <table:table-cell office:value-type="float" office:value="1278.6488227" calcext:value-type="float">
            <text:p>1278,6488227</text:p>
          </table:table-cell>
          <table:table-cell table:number-columns-repeated="5"/>
        </table:table-row>
        <table:table-row table:style-name="ro1">
          <table:table-cell office:value-type="float" office:value="1211.6937238" calcext:value-type="float">
            <text:p>1211,6937238</text:p>
          </table:table-cell>
          <table:table-cell office:value-type="float" office:value="1166.5967662" calcext:value-type="float">
            <text:p>1166,5967662</text:p>
          </table:table-cell>
          <table:table-cell office:value-type="float" office:value="1094.7376433" calcext:value-type="float">
            <text:p>1094,7376433</text:p>
          </table:table-cell>
          <table:table-cell office:value-type="float" office:value="1331.9401024" calcext:value-type="float">
            <text:p>1331,9401024</text:p>
          </table:table-cell>
          <table:table-cell office:value-type="float" office:value="1214.3084773" calcext:value-type="float">
            <text:p>1214,3084773</text:p>
          </table:table-cell>
          <table:table-cell office:value-type="float" office:value="1287.7109547" calcext:value-type="float">
            <text:p>1287,7109547</text:p>
          </table:table-cell>
          <table:table-cell office:value-type="float" office:value="1205.3319273" calcext:value-type="float">
            <text:p>1205,3319273</text:p>
          </table:table-cell>
          <table:table-cell office:value-type="float" office:value="1256.6794171" calcext:value-type="float">
            <text:p>1256,6794171</text:p>
          </table:table-cell>
          <table:table-cell office:value-type="float" office:value="1277.1017391" calcext:value-type="float">
            <text:p>1277,1017391</text:p>
          </table:table-cell>
          <table:table-cell office:value-type="float" office:value="1244.8402227" calcext:value-type="float">
            <text:p>1244,8402227</text:p>
          </table:table-cell>
          <table:table-cell table:number-columns-repeated="5"/>
        </table:table-row>
        <table:table-row table:style-name="ro1">
          <table:table-cell office:value-type="float" office:value="340.7330694" calcext:value-type="float">
            <text:p>340,7330694</text:p>
          </table:table-cell>
          <table:table-cell office:value-type="float" office:value="1036.4326662" calcext:value-type="float">
            <text:p>1036,4326662</text:p>
          </table:table-cell>
          <table:table-cell office:value-type="float" office:value="1054.2335678" calcext:value-type="float">
            <text:p>1054,2335678</text:p>
          </table:table-cell>
          <table:table-cell office:value-type="float" office:value="1218.8386024" calcext:value-type="float">
            <text:p>1218,8386024</text:p>
          </table:table-cell>
          <table:table-cell office:value-type="float" office:value="1039.8669019" calcext:value-type="float">
            <text:p>1039,8669019</text:p>
          </table:table-cell>
          <table:table-cell office:value-type="float" office:value="1209.8281547" calcext:value-type="float">
            <text:p>1209,8281547</text:p>
          </table:table-cell>
          <table:table-cell office:value-type="float" office:value="1057.3317519" calcext:value-type="float">
            <text:p>1057,3317519</text:p>
          </table:table-cell>
          <table:table-cell office:value-type="float" office:value="159.3350562" calcext:value-type="float">
            <text:p>159,3350562</text:p>
          </table:table-cell>
          <table:table-cell office:value-type="float" office:value="1243.1681391" calcext:value-type="float">
            <text:p>1243,1681391</text:p>
          </table:table-cell>
          <table:table-cell office:value-type="float" office:value="1245.0082027" calcext:value-type="float">
            <text:p>1245,008202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936.1903542" calcext:value-type="float">
            <text:p>936,1903542</text:p>
          </table:table-cell>
          <table:table-cell/>
          <table:table-cell office:value-type="float" office:value="1037.5662792" calcext:value-type="float">
            <text:p>1037,5662792</text:p>
          </table:table-cell>
          <table:table-cell table:number-columns-repeated="2"/>
          <table:table-cell office:value-type="float" office:value="402.1517533" calcext:value-type="float">
            <text:p>402,1517533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 office:value-type="string" calcext:value-type="string">
            <text:p>Average</text:p>
          </table:table-cell>
          <table:table-cell table:number-columns-repeated="5"/>
        </table:table-row>
        <table:table-row table:style-name="ro1">
          <table:table-cell table:formula="of:=AVERAGE([.A2:.A8])" office:value-type="float" office:value="1037.52423292" calcext:value-type="float">
            <text:p>1037,52423292</text:p>
          </table:table-cell>
          <table:table-cell table:formula="of:=AVERAGE([.B2:.B8])" office:value-type="float" office:value="1199.0553482" calcext:value-type="float">
            <text:p>1199,0553482</text:p>
          </table:table-cell>
          <table:table-cell table:formula="of:=AVERAGE([.C2:.C8])" office:value-type="float" office:value="1156.8993482" calcext:value-type="float">
            <text:p>1156,8993482</text:p>
          </table:table-cell>
          <table:table-cell table:formula="of:=AVERAGE([.D2:.D8])" office:value-type="float" office:value="1247.02936103333" calcext:value-type="float">
            <text:p>1247,02936103333</text:p>
          </table:table-cell>
          <table:table-cell table:formula="of:=AVERAGE([.E2:.E8])" office:value-type="float" office:value="1185.89284222" calcext:value-type="float">
            <text:p>1185,89284222</text:p>
          </table:table-cell>
          <table:table-cell table:formula="of:=AVERAGE([.F2:.F8])" office:value-type="float" office:value="1144.87852926667" calcext:value-type="float">
            <text:p>1144,87852926667</text:p>
          </table:table-cell>
          <table:table-cell table:formula="of:=AVERAGE([.G2:.G8])" office:value-type="float" office:value="1196.85143222" calcext:value-type="float">
            <text:p>1196,85143222</text:p>
          </table:table-cell>
          <table:table-cell table:formula="of:=AVERAGE([.H2:.H8])" office:value-type="float" office:value="1049.71758492" calcext:value-type="float">
            <text:p>1049,71758492</text:p>
          </table:table-cell>
          <table:table-cell table:formula="of:=AVERAGE([.I2:.I8])" office:value-type="float" office:value="1167.0788248" calcext:value-type="float">
            <text:p>1167,0788248</text:p>
          </table:table-cell>
          <table:table-cell table:formula="of:=AVERAGE([.J2:.J8])" office:value-type="float" office:value="1271.4160187" calcext:value-type="float">
            <text:p>1271,4160187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 office:value-type="string" calcext:value-type="string">
            <text:p>Peak</text:p>
          </table:table-cell>
          <table:table-cell table:number-columns-repeated="5"/>
        </table:table-row>
        <table:table-row table:style-name="ro1">
          <table:table-cell table:formula="of:=MAX([.A2:.A8])" office:value-type="float" office:value="1211.7484238" calcext:value-type="float">
            <text:p>1211,7484238</text:p>
          </table:table-cell>
          <table:table-cell table:formula="of:=MAX([.B2:.B8])" office:value-type="float" office:value="1318.3037562" calcext:value-type="float">
            <text:p>1318,3037562</text:p>
          </table:table-cell>
          <table:table-cell table:formula="of:=MAX([.C2:.C8])" office:value-type="float" office:value="1241.7454433" calcext:value-type="float">
            <text:p>1241,7454433</text:p>
          </table:table-cell>
          <table:table-cell table:formula="of:=MAX([.D2:.D8])" office:value-type="float" office:value="1332.0026024" calcext:value-type="float">
            <text:p>1332,0026024</text:p>
          </table:table-cell>
          <table:table-cell table:formula="of:=MAX([.E2:.E8])" office:value-type="float" office:value="1246.5975773" calcext:value-type="float">
            <text:p>1246,5975773</text:p>
          </table:table-cell>
          <table:table-cell table:formula="of:=MAX([.F2:.F8])" office:value-type="float" office:value="1316.4023547" calcext:value-type="float">
            <text:p>1316,4023547</text:p>
          </table:table-cell>
          <table:table-cell table:formula="of:=MAX([.G2:.G8])" office:value-type="float" office:value="1240.5429273" calcext:value-type="float">
            <text:p>1240,5429273</text:p>
          </table:table-cell>
          <table:table-cell table:formula="of:=MAX([.H2:.H8])" office:value-type="float" office:value="1287.9411171" calcext:value-type="float">
            <text:p>1287,9411171</text:p>
          </table:table-cell>
          <table:table-cell table:formula="of:=MAX([.I2:.I8])" office:value-type="float" office:value="1369.7658391" calcext:value-type="float">
            <text:p>1369,7658391</text:p>
          </table:table-cell>
          <table:table-cell table:formula="of:=MAX([.J2:.J8])" office:value-type="float" office:value="1309.8871227" calcext:value-type="float">
            <text:p>1309,887122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Hind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6" number:min-decimal-places="6" number:min-integer-digits="1"/>
    </number:number-style>
    <number:number-style style:name="N107">
      <number:number number:decimal-places="0" number:min-decimal-places="0" number:min-integer-digits="7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9T21:42:36.361146328</meta:creation-date>
    <dc:date>2023-01-09T21:45:53.828242730</dc:date>
    <meta:editing-duration>PT3M18S</meta:editing-duration>
    <meta:editing-cycles>1</meta:editing-cycles>
    <meta:document-statistic meta:table-count="2" meta:cell-count="1557" meta:object-count="0"/>
    <meta:generator>LibreOffice/7.4.3.2$Linux_X86_64 LibreOffice_project/40$Build-2</meta:generator>
  </office:meta>
</office:document-meta>
</file>